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ial_times_NO_REPLAY_ALL" table:style-name="ta1">
        <table:shapes>
          <draw:frame draw:z-index="0" draw:style-name="gr1" draw:text-style-name="P1" svg:width="159.99mm" svg:height="89.99mm" svg:x="85.11mm" svg:y="529.8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6.46mm" svg:y="324.78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77.18mm" svg:y="118.4mm">
            <loext:p draw:notify-on-update-of-ranges="trial_times_NO_REPLAY_ALL.BC3:trial_times_NO_REPLAY_ALL.BC3 trial_times_NO_REPLAY_ALL.BC4:trial_times_NO_REPLAY_ALL.BC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number-columns-repeated="40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75"/>
          <table:table-cell/>
          <table:table-cell table:style-name="ce8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6"/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2500000000008" calcext:value-type="float">
            <text:p>23.25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31.1600000000021" calcext:value-type="float">
            <text:p>31.16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7.82999999999988" calcext:value-type="float">
            <text:p>7.83</text:p>
          </table:table-cell>
          <table:table-cell office:value-type="float" office:value="23.2500000000008" calcext:value-type="float">
            <text:p>23.25</text:p>
          </table:table-cell>
          <table:table-cell office:value-type="float" office:value="16.5299999999998" calcext:value-type="float">
            <text:p>16.53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17.97" calcext:value-type="float">
            <text:p>17.97</text:p>
          </table:table-cell>
          <table:table-cell office:value-type="float" office:value="40.4200000000005" calcext:value-type="float">
            <text:p>40.42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41.3200000000004" calcext:value-type="float">
            <text:p>41.32</text:p>
          </table:table-cell>
          <table:table-cell office:value-type="float" office:value="29.2400000000018" calcext:value-type="float">
            <text:p>29.24</text:p>
          </table:table-cell>
          <table:table-cell office:value-type="float" office:value="33.3900000000019" calcext:value-type="float">
            <text:p>33.39</text:p>
          </table:table-cell>
          <table:table-cell office:value-type="float" office:value="46.7599999999993" calcext:value-type="float">
            <text:p>46.76</text:p>
          </table:table-cell>
          <table:table-cell office:value-type="float" office:value="28.6900000000017" calcext:value-type="float">
            <text:p>28.69</text:p>
          </table:table-cell>
          <table:table-cell office:value-type="float" office:value="15.0399999999997" calcext:value-type="float">
            <text:p>15.04</text:p>
          </table:table-cell>
          <table:table-cell office:value-type="float" office:value="12.8999999999998" calcext:value-type="float">
            <text:p>12.9</text:p>
          </table:table-cell>
          <table:table-cell office:value-type="float" office:value="11.5699999999998" calcext:value-type="float">
            <text:p>11.57</text:p>
          </table:table-cell>
          <table:table-cell office:value-type="float" office:value="69.5399999999987" calcext:value-type="float">
            <text:p>69.54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36.7300000000013" calcext:value-type="float">
            <text:p>36.73</text:p>
          </table:table-cell>
          <table:table-cell office:value-type="float" office:value="19.9900000000003" calcext:value-type="float">
            <text:p>19.99</text:p>
          </table:table-cell>
          <table:table-cell office:value-type="float" office:value="14.6099999999997" calcext:value-type="float">
            <text:p>14.61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40.5000000000005" calcext:value-type="float">
            <text:p>40.5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87.830000000008" calcext:value-type="float">
            <text:p>87.83</text:p>
          </table:table-cell>
          <table:table-cell office:value-type="float" office:value="22.1400000000007" calcext:value-type="float">
            <text:p>22.14</text:p>
          </table:table-cell>
          <table:table-cell office:value-type="float" office:value="51.2499999999984" calcext:value-type="float">
            <text:p>51.25</text:p>
          </table:table-cell>
          <table:table-cell office:value-type="float" office:value="50.5199999999985" calcext:value-type="float">
            <text:p>50.52</text:p>
          </table:table-cell>
          <table:table-cell office:value-type="float" office:value="22.1900000000007" calcext:value-type="float">
            <text:p>22.19</text:p>
          </table:table-cell>
          <table:table-cell office:value-type="float" office:value="52.5099999999981" calcext:value-type="float">
            <text:p>52.5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26.3000000000013" calcext:value-type="float">
            <text:p>26.3</text:p>
          </table:table-cell>
          <table:table-cell office:value-type="float" office:value="82.5400000000053" calcext:value-type="float">
            <text:p>82.54</text:p>
          </table:table-cell>
          <table:table-cell office:value-type="float" office:value="22.0300000000006" calcext:value-type="float">
            <text:p>22.03</text:p>
          </table:table-cell>
          <table:table-cell office:value-type="float" office:value="12.3199999999998" calcext:value-type="float">
            <text:p>12.32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14.5299999999997" calcext:value-type="float">
            <text:p>14.53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10.0899999999998" calcext:value-type="float">
            <text:p>10.09</text:p>
          </table:table-cell>
          <table:table-cell office:value-type="float" office:value="16.3799999999998" calcext:value-type="float">
            <text:p>16.38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25.3700000000012" calcext:value-type="float">
            <text:p>25.37</text:p>
          </table:table-cell>
          <table:table-cell office:value-type="float" office:value="12.5399999999998" calcext:value-type="float">
            <text:p>12.54</text:p>
          </table:table-cell>
          <table:table-cell office:value-type="float" office:value="13.6499999999998" calcext:value-type="float">
            <text:p>13.65</text:p>
          </table:table-cell>
          <table:table-cell table:formula="of:=AVERAGE([.E4:.BB4])" office:value-type="float" office:value="24.1032000000004" calcext:value-type="float">
            <text:p>24.1032</text:p>
          </table:table-cell>
          <table:table-cell table:formula="of:=STDEV([.E4:.BB4])" office:value-type="float" office:value="19.4444004257883" calcext:value-type="float">
            <text:p>19.4444004258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35.7800000000014" calcext:value-type="float">
            <text:p>35.78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22.3300000000007" calcext:value-type="float">
            <text:p>22.33</text:p>
          </table:table-cell>
          <table:table-cell office:value-type="float" office:value="20.6600000000004" calcext:value-type="float">
            <text:p>20.66</text:p>
          </table:table-cell>
          <table:table-cell office:value-type="float" office:value="21.8700000000006" calcext:value-type="float">
            <text:p>21.87</text:p>
          </table:table-cell>
          <table:table-cell office:value-type="float" office:value="18.3200000000001" calcext:value-type="float">
            <text:p>18.32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21.3100000000005" calcext:value-type="float">
            <text:p>21.31</text:p>
          </table:table-cell>
          <table:table-cell office:value-type="float" office:value="20.2400000000004" calcext:value-type="float">
            <text:p>20.24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11.5199999999998" calcext:value-type="float">
            <text:p>11.52</text:p>
          </table:table-cell>
          <table:table-cell office:value-type="float" office:value="12.3199999999998" calcext:value-type="float">
            <text:p>12.32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52.2799999999982" calcext:value-type="float">
            <text:p>52.28</text:p>
          </table:table-cell>
          <table:table-cell office:value-type="float" office:value="11.0599999999998" calcext:value-type="float">
            <text:p>11.06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62.0999999999962" calcext:value-type="float">
            <text:p>62.1</text:p>
          </table:table-cell>
          <table:table-cell office:value-type="float" office:value="20.3800000000004" calcext:value-type="float">
            <text:p>20.38</text:p>
          </table:table-cell>
          <table:table-cell office:value-type="float" office:value="25.5900000000012" calcext:value-type="float">
            <text:p>25.59</text:p>
          </table:table-cell>
          <table:table-cell office:value-type="float" office:value="8.02999999999987" calcext:value-type="float">
            <text:p>8.03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10.9599999999998" calcext:value-type="float">
            <text:p>10.96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1.37" calcext:value-type="float">
            <text:p>1.37</text:p>
          </table:table-cell>
          <table:table-cell office:value-type="float" office:value="15.3599999999997" calcext:value-type="float">
            <text:p>15.36</text:p>
          </table:table-cell>
          <table:table-cell office:value-type="float" office:value="25.7700000000012" calcext:value-type="float">
            <text:p>25.77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14.4699999999997" calcext:value-type="float">
            <text:p>14.47</text:p>
          </table:table-cell>
          <table:table-cell office:value-type="float" office:value="18.4100000000001" calcext:value-type="float">
            <text:p>18.41</text:p>
          </table:table-cell>
          <table:table-cell office:value-type="float" office:value="1.93" calcext:value-type="float">
            <text:p>1.93</text:p>
          </table:table-cell>
          <table:table-cell office:value-type="float" office:value="9.63999999999984" calcext:value-type="float">
            <text:p>9.64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12.4099999999998" calcext:value-type="float">
            <text:p>12.41</text:p>
          </table:table-cell>
          <table:table-cell table:number-columns-repeated="2" office:value-type="float" office:value="3.82999999999996" calcext:value-type="float">
            <text:p>3.83</text:p>
          </table:table-cell>
          <table:table-cell office:value-type="float" office:value="16.4799999999998" calcext:value-type="float">
            <text:p>16.48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25.4900000000012" calcext:value-type="float">
            <text:p>25.49</text:p>
          </table:table-cell>
          <table:table-cell office:value-type="float" office:value="28.2400000000016" calcext:value-type="float">
            <text:p>28.24</text:p>
          </table:table-cell>
          <table:table-cell office:value-type="float" office:value="5.47999999999993" calcext:value-type="float">
            <text:p>5.48</text:p>
          </table:table-cell>
          <table:table-cell table:formula="of:=AVERAGE([.E5:.BB5])" office:value-type="float" office:value="14.1194" calcext:value-type="float">
            <text:p>14.1194</text:p>
          </table:table-cell>
          <table:table-cell table:formula="of:=STDEV([.E5:.BB5])" office:value-type="float" office:value="11.9382908922746" calcext:value-type="float">
            <text:p>11.9382908923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6.6099999999999" calcext:value-type="float">
            <text:p>6.61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13.1199999999998" calcext:value-type="float">
            <text:p>13.12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1.54" calcext:value-type="float">
            <text:p>1.54</text:p>
          </table:table-cell>
          <table:table-cell office:value-type="float" office:value="1.67" calcext:value-type="float">
            <text:p>1.67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18.8000000000001" calcext:value-type="float">
            <text:p>18.8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16.8599999999998" calcext:value-type="float">
            <text:p>16.86</text:p>
          </table:table-cell>
          <table:table-cell office:value-type="float" office:value="22.2900000000007" calcext:value-type="float">
            <text:p>22.2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84.0800000000061" calcext:value-type="float">
            <text:p>84.08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6.5900000000013" calcext:value-type="float">
            <text:p>36.59</text:p>
          </table:table-cell>
          <table:table-cell office:value-type="float" office:value="14.6499999999997" calcext:value-type="float">
            <text:p>14.65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4.1799999999997" calcext:value-type="float">
            <text:p>14.18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7.97999999999987" calcext:value-type="float">
            <text:p>7.98</text:p>
          </table:table-cell>
          <table:table-cell office:value-type="float" office:value="12.1999999999998" calcext:value-type="float">
            <text:p>12.2</text:p>
          </table:table-cell>
          <table:table-cell office:value-type="float" office:value="12.9299999999998" calcext:value-type="float">
            <text:p>12.93</text:p>
          </table:table-cell>
          <table:table-cell office:value-type="float" office:value="21.8400000000006" calcext:value-type="float">
            <text:p>21.84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7.37999999999989" calcext:value-type="float">
            <text:p>7.38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12.0599999999998" calcext:value-type="float">
            <text:p>12.06</text:p>
          </table:table-cell>
          <table:table-cell office:value-type="float" office:value="10.1099999999998" calcext:value-type="float">
            <text:p>10.11</text:p>
          </table:table-cell>
          <table:table-cell office:value-type="float" office:value="26.3300000000013" calcext:value-type="float">
            <text:p>26.33</text:p>
          </table:table-cell>
          <table:table-cell office:value-type="float" office:value="10.0099999999998" calcext:value-type="float">
            <text:p>10.01</text:p>
          </table:table-cell>
          <table:table-cell table:formula="of:=AVERAGE([.E6:.BB6])" office:value-type="float" office:value="10.0072000000001" calcext:value-type="float">
            <text:p>10.0072</text:p>
          </table:table-cell>
          <table:table-cell table:formula="of:=STDEV([.E6:.BB6])" office:value-type="float" office:value="12.752691599048" calcext:value-type="float">
            <text:p>12.752691599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13.2299999999998" calcext:value-type="float">
            <text:p>13.23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13.9799999999997" calcext:value-type="float">
            <text:p>13.98</text:p>
          </table:table-cell>
          <table:table-cell office:value-type="float" office:value="17.1299999999999" calcext:value-type="float">
            <text:p>17.13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14.9599999999997" calcext:value-type="float">
            <text:p>14.96</text:p>
          </table:table-cell>
          <table:table-cell office:value-type="float" office:value="15.4399999999997" calcext:value-type="float">
            <text:p>15.44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16.8399999999998" calcext:value-type="float">
            <text:p>16.84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10.9299999999998" calcext:value-type="float">
            <text:p>10.93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10.9599999999998" calcext:value-type="float">
            <text:p>10.96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24.370000000001" calcext:value-type="float">
            <text:p>24.37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37.950000000001" calcext:value-type="float">
            <text:p>37.95</text:p>
          </table:table-cell>
          <table:table-cell office:value-type="float" office:value="1.71" calcext:value-type="float">
            <text:p>1.71</text:p>
          </table:table-cell>
          <table:table-cell office:value-type="float" office:value="13.4099999999998" calcext:value-type="float">
            <text:p>13.41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8.59999999999986" calcext:value-type="float">
            <text:p>8.6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18.6600000000001" calcext:value-type="float">
            <text:p>18.66</text:p>
          </table:table-cell>
          <table:table-cell office:value-type="float" office:value="12.5799999999998" calcext:value-type="float">
            <text:p>12.58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13.2099999999998" calcext:value-type="float">
            <text:p>13.21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4.04999999999996" calcext:value-type="float">
            <text:p>4.05</text:p>
          </table:table-cell>
          <table:table-cell table:formula="of:=AVERAGE([.E7:.BB7])" office:value-type="float" office:value="8.48619999999995" calcext:value-type="float">
            <text:p>8.4862</text:p>
          </table:table-cell>
          <table:table-cell table:formula="of:=STDEV([.E7:.BB7])" office:value-type="float" office:value="6.63494487004775" calcext:value-type="float">
            <text:p>6.63494487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1599999999998" calcext:value-type="float">
            <text:p>10.16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4.6999999999997" calcext:value-type="float">
            <text:p>14.7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2.06" calcext:value-type="float">
            <text:p>2.06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.04" calcext:value-type="float">
            <text:p>2.04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17.0899999999999" calcext:value-type="float">
            <text:p>17.09</text:p>
          </table:table-cell>
          <table:table-cell office:value-type="float" office:value="1.83" calcext:value-type="float">
            <text:p>1.83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6.6099999999999" calcext:value-type="float">
            <text:p>6.61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.9" calcext:value-type="float">
            <text:p>1.9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9.46999999999984" calcext:value-type="float">
            <text:p>9.47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4.6799999999997" calcext:value-type="float">
            <text:p>14.68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2.1" calcext:value-type="float">
            <text:p>2.1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10.5699999999998" calcext:value-type="float">
            <text:p>10.57</text:p>
          </table:table-cell>
          <table:table-cell table:formula="of:=AVERAGE([.E8:.BB8])" office:value-type="float" office:value="5.87379999999992" calcext:value-type="float">
            <text:p>5.8738</text:p>
          </table:table-cell>
          <table:table-cell table:formula="of:=STDEV([.E8:.BB8])" office:value-type="float" office:value="3.75534769172093" calcext:value-type="float">
            <text:p>3.7553476917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5599999999998" calcext:value-type="float">
            <text:p>12.56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15.4299999999997" calcext:value-type="float">
            <text:p>15.43</text:p>
          </table:table-cell>
          <table:table-cell office:value-type="float" office:value="13.5199999999998" calcext:value-type="float">
            <text:p>13.52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24" calcext:value-type="float">
            <text:p>2.24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1.7899999999998" calcext:value-type="float">
            <text:p>11.79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1.96" calcext:value-type="float">
            <text:p>1.96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7.5099999999999" calcext:value-type="float">
            <text:p>17.51</text:p>
          </table:table-cell>
          <table:table-cell office:value-type="float" office:value="20.6000000000004" calcext:value-type="float">
            <text:p>20.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9.96999999999983" calcext:value-type="float">
            <text:p>9.97</text:p>
          </table:table-cell>
          <table:table-cell office:value-type="float" office:value="10.2099999999998" calcext:value-type="float">
            <text:p>10.21</text:p>
          </table:table-cell>
          <table:table-cell office:value-type="float" office:value="11.0299999999998" calcext:value-type="float">
            <text:p>11.03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1.87" calcext:value-type="float">
            <text:p>1.87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1.52" calcext:value-type="float">
            <text:p>1.52</text:p>
          </table:table-cell>
          <table:table-cell office:value-type="float" office:value="10.7699999999998" calcext:value-type="float">
            <text:p>10.77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2" calcext:value-type="float">
            <text:p>2.2</text:p>
          </table:table-cell>
          <table:table-cell table:formula="of:=AVERAGE([.E9:.BB9])" office:value-type="float" office:value="6.53139999999992" calcext:value-type="float">
            <text:p>6.5314</text:p>
          </table:table-cell>
          <table:table-cell table:formula="of:=STDEV([.E9:.BB9])" office:value-type="float" office:value="4.58397786884279" calcext:value-type="float">
            <text:p>4.5839778688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14.0799999999997" calcext:value-type="float">
            <text:p>14.08</text:p>
          </table:table-cell>
          <table:table-cell office:value-type="float" office:value="17.67" calcext:value-type="float">
            <text:p>17.67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2.0000000000002" calcext:value-type="float">
            <text:p>42</text:p>
          </table:table-cell>
          <table:table-cell office:value-type="float" office:value="9.84999999999983" calcext:value-type="float">
            <text:p>9.85</text:p>
          </table:table-cell>
          <table:table-cell office:value-type="float" office:value="1.51" calcext:value-type="float">
            <text:p>1.51</text:p>
          </table:table-cell>
          <table:table-cell office:value-type="float" office:value="1.16" calcext:value-type="float">
            <text:p>1.1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20.4400000000004" calcext:value-type="float">
            <text:p>20.44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1.84" calcext:value-type="float">
            <text:p>1.84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2.21" calcext:value-type="float">
            <text:p>2.2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.73" calcext:value-type="float">
            <text:p>1.73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8.8700000000002" calcext:value-type="float">
            <text:p>18.87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3.3900000000009" calcext:value-type="float">
            <text:p>23.39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2.68999999999999" calcext:value-type="float">
            <text:p>2.69</text:p>
          </table:table-cell>
          <table:table-cell table:formula="of:=AVERAGE([.E10:.BB10])" office:value-type="float" office:value="6.38519999999999" calcext:value-type="float">
            <text:p>6.3852</text:p>
          </table:table-cell>
          <table:table-cell table:formula="of:=STDEV([.E10:.BB10])" office:value-type="float" office:value="7.14979555580417" calcext:value-type="float">
            <text:p>7.1497955558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.06" calcext:value-type="float">
            <text:p>2.06</text:p>
          </table:table-cell>
          <table:table-cell office:value-type="float" office:value="66.8499999999973" calcext:value-type="float">
            <text:p>66.85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8.09999999999987" calcext:value-type="float">
            <text:p>8.1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2.07" calcext:value-type="float">
            <text:p>2.07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.98" calcext:value-type="float">
            <text:p>1.98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1.85" calcext:value-type="float">
            <text:p>1.85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22.8400000000008" calcext:value-type="float">
            <text:p>22.84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58999999999995" calcext:value-type="float">
            <text:p>4.59</text:p>
          </table:table-cell>
          <table:table-cell table:formula="of:=AVERAGE([.E11:.BB11])" office:value-type="float" office:value="5.78139999999992" calcext:value-type="float">
            <text:p>5.7814</text:p>
          </table:table-cell>
          <table:table-cell table:formula="of:=STDEV([.E11:.BB11])" office:value-type="float" office:value="9.32420484326559" calcext:value-type="float">
            <text:p>9.3242048433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8.96999999999985" calcext:value-type="float">
            <text:p>8.97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4.5499999999977" calcext:value-type="float">
            <text:p>54.5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2.24" calcext:value-type="float">
            <text:p>2.2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1.93" calcext:value-type="float">
            <text:p>1.93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2.2099999999998" calcext:value-type="float">
            <text:p>12.21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2.01" calcext:value-type="float">
            <text:p>2.01</text:p>
          </table:table-cell>
          <table:table-cell office:value-type="float" office:value="2.24" calcext:value-type="float">
            <text:p>2.24</text:p>
          </table:table-cell>
          <table:table-cell office:value-type="float" office:value="1.32" calcext:value-type="float">
            <text:p>1.32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9.67999999999984" calcext:value-type="float">
            <text:p>9.68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10.4599999999998" calcext:value-type="float">
            <text:p>10.46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1.82" calcext:value-type="float">
            <text:p>1.82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.66" calcext:value-type="float">
            <text:p>1.6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1.13" calcext:value-type="float">
            <text:p>1.13</text:p>
          </table:table-cell>
          <table:table-cell office:value-type="float" office:value="3.26999999999997" calcext:value-type="float">
            <text:p>3.27</text:p>
          </table:table-cell>
          <table:table-cell table:formula="of:=AVERAGE([.E12:.BB12])" office:value-type="float" office:value="5.4471999999999" calcext:value-type="float">
            <text:p>5.4472</text:p>
          </table:table-cell>
          <table:table-cell table:formula="of:=STDEV([.E12:.BB12])" office:value-type="float" office:value="7.61950586002896" calcext:value-type="float">
            <text:p>7.61950586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9.07999999999985" calcext:value-type="float">
            <text:p>9.08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1.52" calcext:value-type="float">
            <text:p>1.52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9.74999999999984" calcext:value-type="float">
            <text:p>9.75</text:p>
          </table:table-cell>
          <table:table-cell office:value-type="float" office:value="10.6099999999998" calcext:value-type="float">
            <text:p>10.61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2.02" calcext:value-type="float">
            <text:p>2.02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1.44" calcext:value-type="float">
            <text:p>1.4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1.86" calcext:value-type="float">
            <text:p>1.8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8.96999999999985" calcext:value-type="float">
            <text:p>8.97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1.5999999999998" calcext:value-type="float">
            <text:p>11.6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1.32" calcext:value-type="float">
            <text:p>1.32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1.6" calcext:value-type="float">
            <text:p>1.6</text:p>
          </table:table-cell>
          <table:table-cell office:value-type="float" office:value="4.17999999999996" calcext:value-type="float">
            <text:p>4.18</text:p>
          </table:table-cell>
          <table:table-cell table:formula="of:=AVERAGE([.E13:.BB13])" office:value-type="float" office:value="4.75639999999994" calcext:value-type="float">
            <text:p>4.7564</text:p>
          </table:table-cell>
          <table:table-cell table:formula="of:=STDEV([.E13:.BB13])" office:value-type="float" office:value="2.53845104626531" calcext:value-type="float">
            <text:p>2.5384510463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13.5399999999998" calcext:value-type="float">
            <text:p>13.54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8.32999999999987" calcext:value-type="float">
            <text:p>8.3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2.03" calcext:value-type="float">
            <text:p>2.03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10.5399999999998" calcext:value-type="float">
            <text:p>10.54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1.86" calcext:value-type="float">
            <text:p>1.86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.52" calcext:value-type="float">
            <text:p>1.52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.13" calcext:value-type="float">
            <text:p>2.13</text:p>
          </table:table-cell>
          <table:table-cell office:value-type="float" office:value="14.1799999999997" calcext:value-type="float">
            <text:p>14.18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03999999999998" calcext:value-type="float">
            <text:p>3.04</text:p>
          </table:table-cell>
          <table:table-cell table:formula="of:=AVERAGE([.E14:.BB14])" office:value-type="float" office:value="4.58759999999995" calcext:value-type="float">
            <text:p>4.5876</text:p>
          </table:table-cell>
          <table:table-cell table:formula="of:=STDEV([.E14:.BB14])" office:value-type="float" office:value="2.70948414398946" calcext:value-type="float">
            <text:p>2.709484144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1.62" calcext:value-type="float">
            <text:p>1.62</text:p>
          </table:table-cell>
          <table:table-cell office:value-type="float" office:value="1.92" calcext:value-type="float">
            <text:p>1.92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1.98" calcext:value-type="float">
            <text:p>1.98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15.5699999999997" calcext:value-type="float">
            <text:p>15.57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0.6900000000004" calcext:value-type="float">
            <text:p>20.6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1.74" calcext:value-type="float">
            <text:p>1.74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2.06" calcext:value-type="float">
            <text:p>2.06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4.82999999999994" calcext:value-type="float">
            <text:p>4.83</text:p>
          </table:table-cell>
          <table:table-cell table:formula="of:=AVERAGE([.E15:.BB15])" office:value-type="float" office:value="4.48019999999996" calcext:value-type="float">
            <text:p>4.4802</text:p>
          </table:table-cell>
          <table:table-cell table:formula="of:=STDEV([.E15:.BB15])" office:value-type="float" office:value="3.44171320058805" calcext:value-type="float">
            <text:p>3.4417132006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3.2899999999998" calcext:value-type="float">
            <text:p>13.29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2.05" calcext:value-type="float">
            <text:p>2.05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1.27" calcext:value-type="float">
            <text:p>1.27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.66" calcext:value-type="float">
            <text:p>1.66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3.29999999999997" calcext:value-type="float">
            <text:p>3.3</text:p>
          </table:table-cell>
          <table:table-cell table:number-columns-repeated="2" office:value-type="float" office:value="4.11999999999996" calcext:value-type="float">
            <text:p>4.12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18.5300000000001" calcext:value-type="float">
            <text:p>18.53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6.8899999999999" calcext:value-type="float">
            <text:p>6.89</text:p>
          </table:table-cell>
          <table:table-cell table:formula="of:=AVERAGE([.E16:.BB16])" office:value-type="float" office:value="4.75899999999995" calcext:value-type="float">
            <text:p>4.759</text:p>
          </table:table-cell>
          <table:table-cell table:formula="of:=STDEV([.E16:.BB16])" office:value-type="float" office:value="2.93552432475433" calcext:value-type="float">
            <text:p>2.9355243248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10.0999999999998" calcext:value-type="float">
            <text:p>10.1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9.46999999999984" calcext:value-type="float">
            <text:p>9.47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8.73999999999986" calcext:value-type="float">
            <text:p>8.74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2.04" calcext:value-type="float">
            <text:p>2.04</text:p>
          </table:table-cell>
          <table:table-cell office:value-type="float" office:value="16.9999999999999" calcext:value-type="float">
            <text:p>17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7.87999999999988" calcext:value-type="float">
            <text:p>7.88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91999999999996" calcext:value-type="float">
            <text:p>3.92</text:p>
          </table:table-cell>
          <table:table-cell table:formula="of:=AVERAGE([.E17:.BB17])" office:value-type="float" office:value="5.22959999999994" calcext:value-type="float">
            <text:p>5.2296</text:p>
          </table:table-cell>
          <table:table-cell table:formula="of:=STDEV([.E17:.BB17])" office:value-type="float" office:value="2.7508914770247" calcext:value-type="float">
            <text:p>2.750891477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2.23" calcext:value-type="float">
            <text:p>2.2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8.28999999999987" calcext:value-type="float">
            <text:p>8.29</text:p>
          </table:table-cell>
          <table:table-cell office:value-type="float" office:value="7.37999999999989" calcext:value-type="float">
            <text:p>7.38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2.19" calcext:value-type="float">
            <text:p>2.19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2.02" calcext:value-type="float">
            <text:p>2.0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9.37999999999984" calcext:value-type="float">
            <text:p>9.38</text:p>
          </table:table-cell>
          <table:table-cell office:value-type="float" office:value="1.89" calcext:value-type="float">
            <text:p>1.89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3.09999999999998" calcext:value-type="float">
            <text:p>3.1</text:p>
          </table:table-cell>
          <table:table-cell table:formula="of:=AVERAGE([.E18:.BB18])" office:value-type="float" office:value="4.36239999999995" calcext:value-type="float">
            <text:p>4.3624</text:p>
          </table:table-cell>
          <table:table-cell table:formula="of:=STDEV([.E18:.BB18])" office:value-type="float" office:value="1.97975422098553" calcext:value-type="float">
            <text:p>1.979754221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.87" calcext:value-type="float">
            <text:p>1.87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86999999999988" calcext:value-type="float">
            <text:p>7.87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.23" calcext:value-type="float">
            <text:p>2.23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2.09" calcext:value-type="float">
            <text:p>2.09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6.6599999999999" calcext:value-type="float">
            <text:p>6.66</text:p>
          </table:table-cell>
          <table:table-cell table:formula="of:=AVERAGE([.E19:.BB19])" office:value-type="float" office:value="4.67619999999994" calcext:value-type="float">
            <text:p>4.6762</text:p>
          </table:table-cell>
          <table:table-cell table:formula="of:=STDEV([.E19:.BB19])" office:value-type="float" office:value="1.89001985736244" calcext:value-type="float">
            <text:p>1.8900198574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36999999999991" calcext:value-type="float">
            <text:p>6.37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9.45999999999984" calcext:value-type="float">
            <text:p>9.46</text:p>
          </table:table-cell>
          <table:table-cell office:value-type="float" office:value="2.14" calcext:value-type="float">
            <text:p>2.14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1.79" calcext:value-type="float">
            <text:p>1.79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1.77" calcext:value-type="float">
            <text:p>1.77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25" calcext:value-type="float">
            <text:p>2.25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1.93" calcext:value-type="float">
            <text:p>1.93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11.7499999999998" calcext:value-type="float">
            <text:p>11.75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2.21" calcext:value-type="float">
            <text:p>2.21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4.74999999999994" calcext:value-type="float">
            <text:p>4.75</text:p>
          </table:table-cell>
          <table:table-cell table:formula="of:=AVERAGE([.E20:.BB20])" office:value-type="float" office:value="4.22739999999996" calcext:value-type="float">
            <text:p>4.2274</text:p>
          </table:table-cell>
          <table:table-cell table:formula="of:=STDEV([.E20:.BB20])" office:value-type="float" office:value="2.02950261323869" calcext:value-type="float">
            <text:p>2.0295026132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1.4000000000005" calcext:value-type="float">
            <text:p>21.4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03" calcext:value-type="float">
            <text:p>2.03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1.89" calcext:value-type="float">
            <text:p>1.89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1.92" calcext:value-type="float">
            <text:p>1.9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9.84999999999983" calcext:value-type="float">
            <text:p>9.85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2.26" calcext:value-type="float">
            <text:p>2.26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.26" calcext:value-type="float">
            <text:p>2.26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1.74" calcext:value-type="float">
            <text:p>1.74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4.39999999999995" calcext:value-type="float">
            <text:p>4.4</text:p>
          </table:table-cell>
          <table:table-cell table:formula="of:=AVERAGE([.E21:.BB21])" office:value-type="float" office:value="4.15439999999997" calcext:value-type="float">
            <text:p>4.1544</text:p>
          </table:table-cell>
          <table:table-cell table:formula="of:=STDEV([.E21:.BB21])" office:value-type="float" office:value="3.01023842028153" calcext:value-type="float">
            <text:p>3.0102384203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.77" calcext:value-type="float">
            <text:p>1.77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10.3199999999998" calcext:value-type="float">
            <text:p>10.32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8.81999999999986" calcext:value-type="float">
            <text:p>8.82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1.98" calcext:value-type="float">
            <text:p>1.98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2.17" calcext:value-type="float">
            <text:p>2.1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1.83" calcext:value-type="float">
            <text:p>1.8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2.28" calcext:value-type="float">
            <text:p>2.28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1.89" calcext:value-type="float">
            <text:p>1.89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1.71" calcext:value-type="float">
            <text:p>1.71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5.62999999999992" calcext:value-type="float">
            <text:p>5.63</text:p>
          </table:table-cell>
          <table:table-cell table:formula="of:=AVERAGE([.E22:.BB22])" office:value-type="float" office:value="4.11959999999995" calcext:value-type="float">
            <text:p>4.1196</text:p>
          </table:table-cell>
          <table:table-cell table:formula="of:=STDEV([.E22:.BB22])" office:value-type="float" office:value="1.96824376290233" calcext:value-type="float">
            <text:p>1.9682437629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7799999999999" calcext:value-type="float">
            <text:p>6.78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1.54" calcext:value-type="float">
            <text:p>1.54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3.29999999999997" calcext:value-type="float">
            <text:p>3.3</text:p>
          </table:table-cell>
          <table:table-cell table:style-name="ce7" office:value-type="float" office:value="29.9700000000019" calcext:value-type="float">
            <text:p>29.97</text:p>
          </table:table-cell>
          <table:table-cell office:value-type="float" office:value="11.2999999999998" calcext:value-type="float">
            <text:p>11.3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2.25" calcext:value-type="float">
            <text:p>2.25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1.19" calcext:value-type="float">
            <text:p>1.19</text:p>
          </table:table-cell>
          <table:table-cell office:value-type="float" office:value="2.2" calcext:value-type="float">
            <text:p>2.2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1.53" calcext:value-type="float">
            <text:p>1.53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08" calcext:value-type="float">
            <text:p>2.08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1.45" calcext:value-type="float">
            <text:p>1.45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5.78999999999992" calcext:value-type="float">
            <text:p>5.79</text:p>
          </table:table-cell>
          <table:table-cell table:formula="of:=AVERAGE([.E23:.BB23])" office:value-type="float" office:value="5.12539999999998" calcext:value-type="float">
            <text:p>5.1254</text:p>
          </table:table-cell>
          <table:table-cell table:formula="of:=STDEV([.E23:.BB23])" office:value-type="float" office:value="4.60071166189754" calcext:value-type="float">
            <text:p>4.6007116619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ce7"/>
          <table:table-cell office:value-type="string" calcext:value-type="string">
            <text:p>potential deletions due to severe outlier</text:p>
          </table:table-cell>
          <table:table-cell table:number-columns-repeated="32"/>
          <table:table-cell table:style-name="Default" table:number-columns-repeated="2"/>
          <table:table-cell table:number-columns-repeated="26"/>
        </table:table-row>
        <table:table-row table:style-name="ro1" table:number-rows-repeated="20">
          <table:table-cell table:number-columns-repeated="3"/>
          <table:table-cell table:style-name="Default"/>
          <table:table-cell table:number-columns-repeated="5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51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1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2:.AR52])" office:value-type="string" office:string-value="" calcext:value-type="error">
            <text:p>#DIV/0!</text:p>
          </table:table-cell>
          <table:table-cell table:formula="of:=STDEV([.E52:.AR52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3:.AR53])" office:value-type="string" office:string-value="" calcext:value-type="error">
            <text:p>#DIV/0!</text:p>
          </table:table-cell>
          <table:table-cell table:formula="of:=STDEV([.E53:.AR53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4:.AR54])" office:value-type="string" office:string-value="" calcext:value-type="error">
            <text:p>#DIV/0!</text:p>
          </table:table-cell>
          <table:table-cell table:formula="of:=STDEV([.E54:.AR54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5:.AR55])" office:value-type="string" office:string-value="" calcext:value-type="error">
            <text:p>#DIV/0!</text:p>
          </table:table-cell>
          <table:table-cell table:formula="of:=STDEV([.E55:.AR55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0.5" calcext:value-type="float">
            <text:p>-0.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6:.AR56])" office:value-type="string" office:string-value="" calcext:value-type="error">
            <text:p>#DIV/0!</text:p>
          </table:table-cell>
          <table:table-cell table:formula="of:=STDEV([.E56:.AR56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7:.AR57])" office:value-type="string" office:string-value="" calcext:value-type="error">
            <text:p>#DIV/0!</text:p>
          </table:table-cell>
          <table:table-cell table:formula="of:=STDEV([.E57:.AR57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8:.AR58])" office:value-type="string" office:string-value="" calcext:value-type="error">
            <text:p>#DIV/0!</text:p>
          </table:table-cell>
          <table:table-cell table:formula="of:=STDEV([.E58:.AR58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59:.AR59])" office:value-type="string" office:string-value="" calcext:value-type="error">
            <text:p>#DIV/0!</text:p>
          </table:table-cell>
          <table:table-cell table:formula="of:=STDEV([.E59:.AR59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0:.AR60])" office:value-type="string" office:string-value="" calcext:value-type="error">
            <text:p>#DIV/0!</text:p>
          </table:table-cell>
          <table:table-cell table:formula="of:=STDEV([.E60:.AR60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1:.AR61])" office:value-type="string" office:string-value="" calcext:value-type="error">
            <text:p>#DIV/0!</text:p>
          </table:table-cell>
          <table:table-cell table:formula="of:=STDEV([.E61:.AR61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2:.AR62])" office:value-type="string" office:string-value="" calcext:value-type="error">
            <text:p>#DIV/0!</text:p>
          </table:table-cell>
          <table:table-cell table:formula="of:=STDEV([.E62:.AR62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3:.AR63])" office:value-type="string" office:string-value="" calcext:value-type="error">
            <text:p>#DIV/0!</text:p>
          </table:table-cell>
          <table:table-cell table:formula="of:=STDEV([.E63:.AR63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4:.AR64])" office:value-type="string" office:string-value="" calcext:value-type="error">
            <text:p>#DIV/0!</text:p>
          </table:table-cell>
          <table:table-cell table:formula="of:=STDEV([.E64:.AR64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5:.AR65])" office:value-type="string" office:string-value="" calcext:value-type="error">
            <text:p>#DIV/0!</text:p>
          </table:table-cell>
          <table:table-cell table:formula="of:=STDEV([.E65:.AR65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6:.AR66])" office:value-type="string" office:string-value="" calcext:value-type="error">
            <text:p>#DIV/0!</text:p>
          </table:table-cell>
          <table:table-cell table:formula="of:=STDEV([.E66:.AR66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7:.AR67])" office:value-type="string" office:string-value="" calcext:value-type="error">
            <text:p>#DIV/0!</text:p>
          </table:table-cell>
          <table:table-cell table:formula="of:=STDEV([.E67:.AR67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8:.AR68])" office:value-type="string" office:string-value="" calcext:value-type="error">
            <text:p>#DIV/0!</text:p>
          </table:table-cell>
          <table:table-cell table:formula="of:=STDEV([.E68:.AR68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69:.AR69])" office:value-type="string" office:string-value="" calcext:value-type="error">
            <text:p>#DIV/0!</text:p>
          </table:table-cell>
          <table:table-cell table:formula="of:=STDEV([.E69:.AR69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70:.AR70])" office:value-type="string" office:string-value="" calcext:value-type="error">
            <text:p>#DIV/0!</text:p>
          </table:table-cell>
          <table:table-cell table:formula="of:=STDEV([.E70:.AR70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71:.AR71])" office:value-type="string" office:string-value="" calcext:value-type="error">
            <text:p>#DIV/0!</text:p>
          </table:table-cell>
          <table:table-cell table:formula="of:=STDEV([.E71:.AR71]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5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96:.AR96])" office:value-type="string" office:string-value="" calcext:value-type="error">
            <text:p>#DIV/0!</text:p>
          </table:table-cell>
          <table:table-cell table:formula="of:=STDEV([.E96:.AR9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97:.AR97])" office:value-type="string" office:string-value="" calcext:value-type="error">
            <text:p>#DIV/0!</text:p>
          </table:table-cell>
          <table:table-cell table:formula="of:=STDEV([.E97:.AR9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5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98:.AR98])" office:value-type="string" office:string-value="" calcext:value-type="error">
            <text:p>#DIV/0!</text:p>
          </table:table-cell>
          <table:table-cell table:formula="of:=STDEV([.E98:.AR9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99:.AR99])" office:value-type="string" office:string-value="" calcext:value-type="error">
            <text:p>#DIV/0!</text:p>
          </table:table-cell>
          <table:table-cell table:formula="of:=STDEV([.E99:.AR9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0:.AR100])" office:value-type="string" office:string-value="" calcext:value-type="error">
            <text:p>#DIV/0!</text:p>
          </table:table-cell>
          <table:table-cell table:formula="of:=STDEV([.E100:.AR10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1:.AR101])" office:value-type="string" office:string-value="" calcext:value-type="error">
            <text:p>#DIV/0!</text:p>
          </table:table-cell>
          <table:table-cell table:formula="of:=STDEV([.E101:.AR10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2:.AR102])" office:value-type="string" office:string-value="" calcext:value-type="error">
            <text:p>#DIV/0!</text:p>
          </table:table-cell>
          <table:table-cell table:formula="of:=STDEV([.E102:.AR10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3:.AR103])" office:value-type="string" office:string-value="" calcext:value-type="error">
            <text:p>#DIV/0!</text:p>
          </table:table-cell>
          <table:table-cell table:formula="of:=STDEV([.E103:.AR10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4:.AR104])" office:value-type="string" office:string-value="" calcext:value-type="error">
            <text:p>#DIV/0!</text:p>
          </table:table-cell>
          <table:table-cell table:formula="of:=STDEV([.E104:.AR10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5:.AR105])" office:value-type="string" office:string-value="" calcext:value-type="error">
            <text:p>#DIV/0!</text:p>
          </table:table-cell>
          <table:table-cell table:formula="of:=STDEV([.E105:.AR10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6:.AR106])" office:value-type="string" office:string-value="" calcext:value-type="error">
            <text:p>#DIV/0!</text:p>
          </table:table-cell>
          <table:table-cell table:formula="of:=STDEV([.E106:.AR10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7:.AR107])" office:value-type="string" office:string-value="" calcext:value-type="error">
            <text:p>#DIV/0!</text:p>
          </table:table-cell>
          <table:table-cell table:formula="of:=STDEV([.E107:.AR10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8:.AR108])" office:value-type="string" office:string-value="" calcext:value-type="error">
            <text:p>#DIV/0!</text:p>
          </table:table-cell>
          <table:table-cell table:formula="of:=STDEV([.E108:.AR10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09:.AR109])" office:value-type="string" office:string-value="" calcext:value-type="error">
            <text:p>#DIV/0!</text:p>
          </table:table-cell>
          <table:table-cell table:formula="of:=STDEV([.E109:.AR10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0:.AR110])" office:value-type="string" office:string-value="" calcext:value-type="error">
            <text:p>#DIV/0!</text:p>
          </table:table-cell>
          <table:table-cell table:formula="of:=STDEV([.E110:.AR11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1:.AR111])" office:value-type="string" office:string-value="" calcext:value-type="error">
            <text:p>#DIV/0!</text:p>
          </table:table-cell>
          <table:table-cell table:formula="of:=STDEV([.E111:.AR11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2:.AR112])" office:value-type="string" office:string-value="" calcext:value-type="error">
            <text:p>#DIV/0!</text:p>
          </table:table-cell>
          <table:table-cell table:formula="of:=STDEV([.E112:.AR11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3:.AR113])" office:value-type="string" office:string-value="" calcext:value-type="error">
            <text:p>#DIV/0!</text:p>
          </table:table-cell>
          <table:table-cell table:formula="of:=STDEV([.E113:.AR11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4:.AR114])" office:value-type="string" office:string-value="" calcext:value-type="error">
            <text:p>#DIV/0!</text:p>
          </table:table-cell>
          <table:table-cell table:formula="of:=STDEV([.E114:.AR11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16"/>
          <table:table-cell table:formula="of:=AVERAGE([.E115:.AR115])" office:value-type="string" office:string-value="" calcext:value-type="error">
            <text:p>#DIV/0!</text:p>
          </table:table-cell>
          <table:table-cell table:formula="of:=STDEV([.E115:.AR11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5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3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10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verage WITHOUT replay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6.03999999999992" calcext:value-type="float">
            <text:p>6.04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7.74" calcext:value-type="float">
            <text:p>17.74</text:p>
          </table:table-cell>
          <table:table-cell table:style-name="ce2" office:value-type="float" office:value="15.7199999999997" calcext:value-type="float">
            <text:p>15.72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15.0699999999997" calcext:value-type="float">
            <text:p>15.07</text:p>
          </table:table-cell>
          <table:table-cell table:style-name="ce2" office:value-type="float" office:value="40.7500000000005" calcext:value-type="float">
            <text:p>40.75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30.3200000000019" calcext:value-type="float">
            <text:p>30.32</text:p>
          </table:table-cell>
          <table:table-cell table:style-name="ce2" office:value-type="float" office:value="31.1400000000021" calcext:value-type="float">
            <text:p>31.14</text:p>
          </table:table-cell>
          <table:table-cell table:style-name="ce2" office:value-type="float" office:value="23.1800000000008" calcext:value-type="float">
            <text:p>23.18</text:p>
          </table:table-cell>
          <table:table-cell table:style-name="ce2" office:value-type="float" office:value="23.9800000000009" calcext:value-type="float">
            <text:p>23.98</text:p>
          </table:table-cell>
          <table:table-cell table:style-name="ce2" office:value-type="float" office:value="31.5800000000021" calcext:value-type="float">
            <text:p>31.58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4.6899999999997" calcext:value-type="float">
            <text:p>14.69</text:p>
          </table:table-cell>
          <table:table-cell table:style-name="ce2" office:value-type="float" office:value="49.0699999999988" calcext:value-type="float">
            <text:p>49.07</text:p>
          </table:table-cell>
          <table:table-cell table:style-name="ce2" office:value-type="float" office:value="16.8699999999998" calcext:value-type="float">
            <text:p>16.87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32.6300000000021" calcext:value-type="float">
            <text:p>32.63</text:p>
          </table:table-cell>
          <table:table-cell table:style-name="ce2" office:value-type="float" office:value="48.7799999999989" calcext:value-type="float">
            <text:p>48.78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26.8700000000014" calcext:value-type="float">
            <text:p>26.87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office:value-type="float" office:value="14.2799999999997" calcext:value-type="float">
            <text:p>14.28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6.3599999999998" calcext:value-type="float">
            <text:p>16.36</text:p>
          </table:table-cell>
          <table:table-cell table:style-name="ce2" office:value-type="float" office:value="77.3000000000026" calcext:value-type="float">
            <text:p>77.3</text:p>
          </table:table-cell>
          <table:table-cell table:style-name="ce2" office:value-type="float" office:value="99.8500000000142" calcext:value-type="float">
            <text:p>99.85</text:p>
          </table:table-cell>
          <table:table-cell office:value-type="float" office:value="14.1399999999997" calcext:value-type="float">
            <text:p>14.14</text:p>
          </table:table-cell>
          <table:table-cell table:style-name="ce2" office:value-type="float" office:value="39.9600000000006" calcext:value-type="float">
            <text:p>39.96</text:p>
          </table:table-cell>
          <table:table-cell table:style-name="ce2" office:value-type="float" office:value="23.0100000000008" calcext:value-type="float">
            <text:p>23.01</text:p>
          </table:table-cell>
          <table:table-cell table:style-name="ce2" office:value-type="float" office:value="21.4000000000005" calcext:value-type="float">
            <text:p>21.4</text:p>
          </table:table-cell>
          <table:table-cell table:style-name="ce2" office:value-type="float" office:value="24.450000000001" calcext:value-type="float">
            <text:p>24.45</text:p>
          </table:table-cell>
          <table:table-cell table:style-name="ce2" office:value-type="float" office:value="5.55999999999993" calcext:value-type="float">
            <text:p>5.56</text:p>
          </table:table-cell>
          <table:table-cell table:style-name="ce2" office:value-type="float" office:value="45.6399999999995" calcext:value-type="float">
            <text:p>45.64</text:p>
          </table:table-cell>
          <table:table-cell table:style-name="ce2" table:number-columns-repeated="10"/>
          <table:table-cell table:formula="of:=AVERAGE([.E143:.AR143])" office:value-type="float" office:value="23.3935000000006" calcext:value-type="float">
            <text:p>23.3935</text:p>
          </table:table-cell>
          <table:table-cell table:formula="of:=STDEV([.E143:.AR143])" office:value-type="float" office:value="19.6922856885911" calcext:value-type="float">
            <text:p>19.6922856886</text:p>
          </table:table-cell>
          <table:table-cell table:style-name="ce2" table:number-columns-repeated="8"/>
          <table:table-cell table:style-name="ce2" table:formula="of:=AVERAGE([.E143:.BL143])" office:value-type="float" office:value="23.305375849729" calcext:value-type="float">
            <text:p>23.3053758497</text:p>
          </table:table-cell>
          <table:table-cell table:style-name="ce2" table:formula="of:=STDEV([.E143:.BL143])" office:value-type="float" office:value="19.214470747911" calcext:value-type="float">
            <text:p>19.214470747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7.2099999999999" calcext:value-type="float">
            <text:p>17.2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11.2799999999998" calcext:value-type="float">
            <text:p>11.28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7.40999999999989" calcext:value-type="float">
            <text:p>7.41</text:p>
          </table:table-cell>
          <table:table-cell table:style-name="ce2" office:value-type="float" office:value="134.000000000023" calcext:value-type="float">
            <text:p>134</text:p>
          </table:table-cell>
          <table:table-cell table:style-name="ce2" office:value-type="float" office:value="20.0900000000003" calcext:value-type="float">
            <text:p>20.09</text:p>
          </table:table-cell>
          <table:table-cell table:style-name="ce2" office:value-type="float" office:value="46.6199999999993" calcext:value-type="float">
            <text:p>46.62</text:p>
          </table:table-cell>
          <table:table-cell table:style-name="ce2" office:value-type="float" office:value="12.4499999999998" calcext:value-type="float">
            <text:p>12.45</text:p>
          </table:table-cell>
          <table:table-cell table:style-name="ce2" office:value-type="float" office:value="6.7099999999999" calcext:value-type="float">
            <text:p>6.71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34.0700000000018" calcext:value-type="float">
            <text:p>34.07</text:p>
          </table:table-cell>
          <table:table-cell table:style-name="ce2" office:value-type="float" office:value="13.7399999999998" calcext:value-type="float">
            <text:p>13.74</text:p>
          </table:table-cell>
          <table:table-cell table:style-name="ce2" office:value-type="float" office:value="8.61999999999986" calcext:value-type="float">
            <text:p>8.62</text:p>
          </table:table-cell>
          <table:table-cell table:style-name="ce2" office:value-type="float" office:value="17.2299999999999" calcext:value-type="float">
            <text:p>17.23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56.2199999999974" calcext:value-type="float">
            <text:p>56.22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56.2299999999974" calcext:value-type="float">
            <text:p>56.23</text:p>
          </table:table-cell>
          <table:table-cell table:style-name="ce2" office:value-type="float" office:value="24.400000000001" calcext:value-type="float">
            <text:p>24.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2.3500000000007" calcext:value-type="float">
            <text:p>22.35</text:p>
          </table:table-cell>
          <table:table-cell table:style-name="ce2" office:value-type="float" office:value="23.0900000000008" calcext:value-type="float">
            <text:p>23.09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6.3099999999997" calcext:value-type="float">
            <text:p>16.31</text:p>
          </table:table-cell>
          <table:table-cell table:style-name="ce2" office:value-type="float" office:value="52.3099999999982" calcext:value-type="float">
            <text:p>52.31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17.1399999999999" calcext:value-type="float">
            <text:p>17.14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9.3300000000002" calcext:value-type="float">
            <text:p>19.33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11.7099999999998" calcext:value-type="float">
            <text:p>11.71</text:p>
          </table:table-cell>
          <table:table-cell table:style-name="ce2" office:value-type="float" office:value="41.1600000000004" calcext:value-type="float">
            <text:p>41.16</text:p>
          </table:table-cell>
          <table:table-cell table:style-name="ce2" office:value-type="float" office:value="26.7200000000014" calcext:value-type="float">
            <text:p>26.72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24.260000000001" calcext:value-type="float">
            <text:p>24.26</text:p>
          </table:table-cell>
          <table:table-cell table:style-name="ce2" office:value-type="float" office:value="20.4100000000004" calcext:value-type="float">
            <text:p>20.41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table:number-columns-repeated="10"/>
          <table:table-cell table:formula="of:=AVERAGE([.E144:.AR144])" office:value-type="float" office:value="20.7745000000005" calcext:value-type="float">
            <text:p>20.7745</text:p>
          </table:table-cell>
          <table:table-cell table:formula="of:=STDEV([.E144:.AR144])" office:value-type="float" office:value="23.5166309890904" calcext:value-type="float">
            <text:p>23.5166309891</text:p>
          </table:table-cell>
          <table:table-cell table:style-name="ce2" table:number-columns-repeated="8"/>
          <table:table-cell table:style-name="ce2" table:formula="of:=AVERAGE([.E144:.BL144])" office:value-type="float" office:value="20.8397888330741" calcext:value-type="float">
            <text:p>20.8397888331</text:p>
          </table:table-cell>
          <table:table-cell table:style-name="ce2" table:formula="of:=STDEV([.E144:.BL144])" office:value-type="float" office:value="22.9397863142246" calcext:value-type="float">
            <text:p>22.9397863142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0.4699999999998" calcext:value-type="float">
            <text:p>10.47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5.35999999999993" calcext:value-type="float">
            <text:p>5.36</text:p>
          </table:table-cell>
          <table:table-cell table:style-name="ce2" office:value-type="float" office:value="20.4200000000004" calcext:value-type="float">
            <text:p>20.42</text:p>
          </table:table-cell>
          <table:table-cell table:style-name="ce2" office:value-type="float" office:value="10.9999999999998" calcext:value-type="float">
            <text:p>11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28.5700000000017" calcext:value-type="float">
            <text:p>28.57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14.6699999999997" calcext:value-type="float">
            <text:p>14.67</text:p>
          </table:table-cell>
          <table:table-cell table:style-name="ce2" office:value-type="float" office:value="7.76999999999988" calcext:value-type="float">
            <text:p>7.77</text:p>
          </table:table-cell>
          <table:table-cell table:style-name="ce2" office:value-type="float" office:value="12.3799999999998" calcext:value-type="float">
            <text:p>12.38</text:p>
          </table:table-cell>
          <table:table-cell table:style-name="ce2" office:value-type="float" office:value="7.78999999999988" calcext:value-type="float">
            <text:p>7.79</text:p>
          </table:table-cell>
          <table:table-cell table:style-name="ce2" office:value-type="float" office:value="15.6599999999997" calcext:value-type="float">
            <text:p>15.66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1.1199999999998" calcext:value-type="float">
            <text:p>11.12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8.9700000000002" calcext:value-type="float">
            <text:p>18.97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29.1100000000017" calcext:value-type="float">
            <text:p>29.11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20.5800000000004" calcext:value-type="float">
            <text:p>20.58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8.97999999999985" calcext:value-type="float">
            <text:p>8.98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10.1299999999998" calcext:value-type="float">
            <text:p>10.13</text:p>
          </table:table-cell>
          <table:table-cell table:style-name="ce2" office:value-type="float" office:value="15.4799999999997" calcext:value-type="float">
            <text:p>15.48</text:p>
          </table:table-cell>
          <table:table-cell table:style-name="ce2" office:value-type="float" office:value="3.05999999999998" calcext:value-type="float">
            <text:p>3.06</text:p>
          </table:table-cell>
          <table:table-cell office:value-type="float" office:value="11.1699999999998" calcext:value-type="float">
            <text:p>11.17</text:p>
          </table:table-cell>
          <table:table-cell table:style-name="ce2" office:value-type="float" office:value="24.6600000000011" calcext:value-type="float">
            <text:p>24.66</text:p>
          </table:table-cell>
          <table:table-cell table:style-name="ce2" office:value-type="float" office:value="14.5999999999997" calcext:value-type="float">
            <text:p>14.6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3.4300000000019" calcext:value-type="float">
            <text:p>33.43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table:number-columns-repeated="10"/>
          <table:table-cell table:formula="of:=AVERAGE([.E145:.AR145])" office:value-type="float" office:value="10.7610000000001" calcext:value-type="float">
            <text:p>10.761</text:p>
          </table:table-cell>
          <table:table-cell table:formula="of:=STDEV([.E145:.AR145])" office:value-type="float" office:value="7.95336787234359" calcext:value-type="float">
            <text:p>7.9533678723</text:p>
          </table:table-cell>
          <table:table-cell table:style-name="ce2" table:number-columns-repeated="8"/>
          <table:table-cell table:style-name="ce2" table:formula="of:=AVERAGE([.E145:.BL145])" office:value-type="float" office:value="10.6941516160083" calcext:value-type="float">
            <text:p>10.694151616</text:p>
          </table:table-cell>
          <table:table-cell table:style-name="ce2" table:formula="of:=STDEV([.E145:.BL145])" office:value-type="float" office:value="7.76904657567284" calcext:value-type="float">
            <text:p>7.7690465757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0.3200000000004" calcext:value-type="float">
            <text:p>20.3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33999999999999" calcext:value-type="float">
            <text:p>2.34</text:p>
          </table:table-cell>
          <table:table-cell table:style-name="ce2" office:value-type="float" office:value="10.5899999999998" calcext:value-type="float">
            <text:p>10.59</text:p>
          </table:table-cell>
          <table:table-cell table:style-name="ce2" office:value-type="float" office:value="9.26999999999985" calcext:value-type="float">
            <text:p>9.2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8.8800000000017" calcext:value-type="float">
            <text:p>28.88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8.7900000000009" calcext:value-type="float">
            <text:p>38.7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76.9200000000024" calcext:value-type="float">
            <text:p>76.9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0.5700000000004" calcext:value-type="float">
            <text:p>20.57</text:p>
          </table:table-cell>
          <table:table-cell table:style-name="ce2" office:value-type="float" office:value="18.4300000000001" calcext:value-type="float">
            <text:p>18.43</text:p>
          </table:table-cell>
          <table:table-cell table:style-name="ce2" office:value-type="float" office:value="18.8900000000002" calcext:value-type="float">
            <text:p>18.89</text:p>
          </table:table-cell>
          <table:table-cell table:style-name="ce2" office:value-type="float" office:value="31.3200000000021" calcext:value-type="float">
            <text:p>31.3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42.1700000000002" calcext:value-type="float">
            <text:p>42.17</text:p>
          </table:table-cell>
          <table:table-cell table:style-name="ce2" office:value-type="float" office:value="11.1299999999998" calcext:value-type="float">
            <text:p>11.13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9.17999999999985" calcext:value-type="float">
            <text:p>9.18</text:p>
          </table:table-cell>
          <table:table-cell table:style-name="ce2" office:value-type="float" office:value="6.6499999999999" calcext:value-type="float">
            <text:p>6.65</text:p>
          </table:table-cell>
          <table:table-cell table:style-name="ce2" office:value-type="float" office:value="33.3000000000019" calcext:value-type="float">
            <text:p>33.3</text:p>
          </table:table-cell>
          <table:table-cell table:style-name="ce2" office:value-type="float" office:value="13.2999999999998" calcext:value-type="float">
            <text:p>13.3</text:p>
          </table:table-cell>
          <table:table-cell table:style-name="ce2" office:value-type="float" office:value="17.1099999999999" calcext:value-type="float">
            <text:p>17.11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22.7300000000008" calcext:value-type="float">
            <text:p>22.73</text:p>
          </table:table-cell>
          <table:table-cell table:style-name="ce2" office:value-type="float" office:value="8.96999999999985" calcext:value-type="float">
            <text:p>8.97</text:p>
          </table:table-cell>
          <table:table-cell office:value-type="float" office:value="18.2400000000001" calcext:value-type="float">
            <text:p>18.24</text:p>
          </table:table-cell>
          <table:table-cell table:style-name="ce2" office:value-type="float" office:value="16.5499999999998" calcext:value-type="float">
            <text:p>16.55</text:p>
          </table:table-cell>
          <table:table-cell table:style-name="ce2" office:value-type="float" office:value="16.5899999999998" calcext:value-type="float">
            <text:p>16.59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table:number-columns-repeated="10"/>
          <table:table-cell table:formula="of:=AVERAGE([.E146:.AR146])" office:value-type="float" office:value="14.0252500000002" calcext:value-type="float">
            <text:p>14.02525</text:p>
          </table:table-cell>
          <table:table-cell table:formula="of:=STDEV([.E146:.AR146])" office:value-type="float" office:value="14.7810799000897" calcext:value-type="float">
            <text:p>14.7810799001</text:p>
          </table:table-cell>
          <table:table-cell table:style-name="ce2" table:number-columns-repeated="8"/>
          <table:table-cell table:style-name="ce2" table:formula="of:=AVERAGE([.E146:.BL146])" office:value-type="float" office:value="14.0432459500024" calcext:value-type="float">
            <text:p>14.04324595</text:p>
          </table:table-cell>
          <table:table-cell table:style-name="ce2" table:formula="of:=STDEV([.E146:.BL146])" office:value-type="float" office:value="14.4165303786173" calcext:value-type="float">
            <text:p>14.416530378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5.93999999999992" calcext:value-type="float">
            <text:p>5.94</text:p>
          </table:table-cell>
          <table:table-cell table:style-name="ce2" office:value-type="float" office:value="17.74" calcext:value-type="float">
            <text:p>17.74</text:p>
          </table:table-cell>
          <table:table-cell table:style-name="ce2" office:value-type="float" office:value="29.8000000000019" calcext:value-type="float">
            <text:p>29.8</text:p>
          </table:table-cell>
          <table:table-cell table:style-name="ce2" office:value-type="float" office:value="11.9699999999998" calcext:value-type="float">
            <text:p>11.97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24.7600000000011" calcext:value-type="float">
            <text:p>24.7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19.7700000000003" calcext:value-type="float">
            <text:p>19.7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8.94999999999985" calcext:value-type="float">
            <text:p>8.9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8.4800000000001" calcext:value-type="float">
            <text:p>18.48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13.8599999999997" calcext:value-type="float">
            <text:p>13.86</text:p>
          </table:table-cell>
          <table:table-cell table:style-name="ce2" office:value-type="float" office:value="20.7500000000004" calcext:value-type="float">
            <text:p>20.75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3.21999999999998" calcext:value-type="float">
            <text:p>3.22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9.49999999999984" calcext:value-type="float">
            <text:p>9.5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table:number-columns-repeated="10"/>
          <table:table-cell table:formula="of:=AVERAGE([.E147:.AR147])" office:value-type="float" office:value="7.86775000000003" calcext:value-type="float">
            <text:p>7.86775</text:p>
          </table:table-cell>
          <table:table-cell table:formula="of:=STDEV([.E147:.AR147])" office:value-type="float" office:value="6.92612871020023" calcext:value-type="float">
            <text:p>6.9261287102</text:p>
          </table:table-cell>
          <table:table-cell table:style-name="ce2" table:number-columns-repeated="8"/>
          <table:table-cell table:style-name="ce2" table:formula="of:=AVERAGE([.E147:.BL147])" office:value-type="float" office:value="7.84533044548099" calcext:value-type="float">
            <text:p>7.8453304455</text:p>
          </table:table-cell>
          <table:table-cell table:style-name="ce2" table:formula="of:=STDEV([.E147:.BL147])" office:value-type="float" office:value="6.75664918653072" calcext:value-type="float">
            <text:p>6.756649186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2.3499999999998" calcext:value-type="float">
            <text:p>12.35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8.54999999999986" calcext:value-type="float">
            <text:p>8.55</text:p>
          </table:table-cell>
          <table:table-cell table:style-name="ce2" office:value-type="float" office:value="10.8399999999998" calcext:value-type="float">
            <text:p>10.84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4.20999999999995" calcext:value-type="float">
            <text:p>4.21</text:p>
          </table:table-cell>
          <table:table-cell table:style-name="ce2" office:value-type="float" office:value="12.8799999999998" calcext:value-type="float">
            <text:p>12.88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19.4500000000002" calcext:value-type="float">
            <text:p>19.45</text:p>
          </table:table-cell>
          <table:table-cell table:style-name="ce2" office:value-type="float" office:value="22.9200000000008" calcext:value-type="float">
            <text:p>22.92</text:p>
          </table:table-cell>
          <table:table-cell table:style-name="ce2" office:value-type="float" office:value="7.72999999999988" calcext:value-type="float">
            <text:p>7.73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8.64999999999986" calcext:value-type="float">
            <text:p>8.65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18.9000000000002" calcext:value-type="float">
            <text:p>18.9</text:p>
          </table:table-cell>
          <table:table-cell table:style-name="ce2" office:value-type="float" office:value="10.0999999999998" calcext:value-type="float">
            <text:p>10.1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26.0200000000013" calcext:value-type="float">
            <text:p>26.02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17.5199999999999" calcext:value-type="float">
            <text:p>17.52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5.43999999999993" calcext:value-type="float">
            <text:p>5.44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9.19999999999985" calcext:value-type="float">
            <text:p>9.2</text:p>
          </table:table-cell>
          <table:table-cell table:style-name="ce2" office:value-type="float" office:value="4.68999999999994" calcext:value-type="float">
            <text:p>4.69</text:p>
          </table:table-cell>
          <table:table-cell table:style-name="ce2" office:value-type="float" office:value="12.5099999999998" calcext:value-type="float">
            <text:p>12.51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2.7600000000008" calcext:value-type="float">
            <text:p>22.76</text:p>
          </table:table-cell>
          <table:table-cell table:style-name="ce2" table:number-columns-repeated="10"/>
          <table:table-cell table:formula="of:=AVERAGE([.E148:.AR148])" office:value-type="float" office:value="8.7485" calcext:value-type="float">
            <text:p>8.7485</text:p>
          </table:table-cell>
          <table:table-cell table:formula="of:=STDEV([.E148:.AR148])" office:value-type="float" office:value="6.26914894236378" calcext:value-type="float">
            <text:p>6.2691489424</text:p>
          </table:table-cell>
          <table:table-cell table:style-name="ce2" table:number-columns-repeated="8"/>
          <table:table-cell table:style-name="ce2" table:formula="of:=AVERAGE([.E148:.BL148])" office:value-type="float" office:value="8.68946783196104" calcext:value-type="float">
            <text:p>8.689467832</text:p>
          </table:table-cell>
          <table:table-cell table:style-name="ce2" table:formula="of:=STDEV([.E148:.BL148])" office:value-type="float" office:value="6.12628827705897" calcext:value-type="float">
            <text:p>6.126288277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5.0199999999997" calcext:value-type="float">
            <text:p>15.02</text:p>
          </table:table-cell>
          <table:table-cell office:value-type="float" office:value="9.25999999999985" calcext:value-type="float">
            <text:p>9.26</text:p>
          </table:table-cell>
          <table:table-cell office:value-type="float" office:value="3.94999999999996" calcext:value-type="float">
            <text:p>3.95</text:p>
          </table:table-cell>
          <table:table-cell table:style-name="ce2" office:value-type="float" office:value="7.42999999999989" calcext:value-type="float">
            <text:p>7.4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9.11999999999985" calcext:value-type="float">
            <text:p>9.12</text:p>
          </table:table-cell>
          <table:table-cell table:style-name="ce2" office:value-type="float" office:value="17.0999999999999" calcext:value-type="float">
            <text:p>17.1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9.20999999999985" calcext:value-type="float">
            <text:p>9.21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5.28999999999993" calcext:value-type="float">
            <text:p>5.29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10.0199999999998" calcext:value-type="float">
            <text:p>10.02</text:p>
          </table:table-cell>
          <table:table-cell table:style-name="ce2" office:value-type="float" office:value="10.3899999999998" calcext:value-type="float">
            <text:p>10.3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14.2499999999997" calcext:value-type="float">
            <text:p>14.25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9.9900000000003" calcext:value-type="float">
            <text:p>19.9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12.5399999999998" calcext:value-type="float">
            <text:p>12.54</text:p>
          </table:table-cell>
          <table:table-cell table:style-name="ce2" office:value-type="float" office:value="2.49999999999999" calcext:value-type="float">
            <text:p>2.5</text:p>
          </table:table-cell>
          <table:table-cell office:value-type="float" office:value="5.53999999999993" calcext:value-type="float">
            <text:p>5.54</text:p>
          </table:table-cell>
          <table:table-cell table:style-name="ce2" office:value-type="float" office:value="15.8599999999997" calcext:value-type="float">
            <text:p>15.86</text:p>
          </table:table-cell>
          <table:table-cell table:style-name="ce2" office:value-type="float" office:value="12.9099999999998" calcext:value-type="float">
            <text:p>12.91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7.29999999999989" calcext:value-type="float">
            <text:p>7.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table:number-columns-repeated="10"/>
          <table:table-cell table:formula="of:=AVERAGE([.E149:.AR149])" office:value-type="float" office:value="7.26149999999991" calcext:value-type="float">
            <text:p>7.2615</text:p>
          </table:table-cell>
          <table:table-cell table:formula="of:=STDEV([.E149:.AR149])" office:value-type="float" office:value="4.69130376608045" calcext:value-type="float">
            <text:p>4.6913037661</text:p>
          </table:table-cell>
          <table:table-cell table:style-name="ce2" table:number-columns-repeated="8"/>
          <table:table-cell table:style-name="ce2" table:formula="of:=AVERAGE([.E149:.BL149])" office:value-type="float" office:value="7.20030485157326" calcext:value-type="float">
            <text:p>7.2003048516</text:p>
          </table:table-cell>
          <table:table-cell table:style-name="ce2" table:formula="of:=STDEV([.E149:.BL149])" office:value-type="float" office:value="4.59260682428389" calcext:value-type="float">
            <text:p>4.59260682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7.97999999999987" calcext:value-type="float">
            <text:p>7.98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1.81" calcext:value-type="float">
            <text:p>1.81</text:p>
          </table:table-cell>
          <table:table-cell table:style-name="ce2" office:value-type="float" office:value="11.4999999999998" calcext:value-type="float">
            <text:p>11.5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9.68999999999984" calcext:value-type="float">
            <text:p>9.69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8.3800000000001" calcext:value-type="float">
            <text:p>18.38</text:p>
          </table:table-cell>
          <table:table-cell table:style-name="ce2" office:value-type="float" office:value="13.4099999999998" calcext:value-type="float">
            <text:p>13.41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10.3599999999998" calcext:value-type="float">
            <text:p>10.36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.23999999999985" calcext:value-type="float">
            <text:p>9.24</text:p>
          </table:table-cell>
          <table:table-cell table:style-name="ce2" office:value-type="float" office:value="3.97999999999996" calcext:value-type="float">
            <text:p>3.98</text:p>
          </table:table-cell>
          <table:table-cell table:style-name="ce2" office:value-type="float" office:value="5.31999999999993" calcext:value-type="float">
            <text:p>5.32</text:p>
          </table:table-cell>
          <table:table-cell table:number-columns-repeated="2" table:style-name="ce2" office:value-type="float" office:value="5.09999999999994" calcext:value-type="float">
            <text:p>5.1</text:p>
          </table:table-cell>
          <table:table-cell table:style-name="ce2" office:value-type="float" office:value="8.74999999999986" calcext:value-type="float">
            <text:p>8.75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29.2600000000018" calcext:value-type="float">
            <text:p>29.2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0.7600000000004" calcext:value-type="float">
            <text:p>20.76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7.21999999999989" calcext:value-type="float">
            <text:p>7.22</text:p>
          </table:table-cell>
          <table:table-cell table:style-name="ce2" office:value-type="float" office:value="13.8399999999998" calcext:value-type="float">
            <text:p>13.84</text:p>
          </table:table-cell>
          <table:table-cell office:value-type="float" office:value="7.23999999999989" calcext:value-type="float">
            <text:p>7.24</text:p>
          </table:table-cell>
          <table:table-cell table:style-name="ce2" office:value-type="float" office:value="10.2499999999998" calcext:value-type="float">
            <text:p>10.25</text:p>
          </table:table-cell>
          <table:table-cell table:style-name="ce2" office:value-type="float" office:value="22.0300000000006" calcext:value-type="float">
            <text:p>22.03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office:value-type="float" office:value="28.7200000000017" calcext:value-type="float">
            <text:p>28.72</text:p>
          </table:table-cell>
          <table:table-cell table:style-name="ce2" office:value-type="float" office:value="12.2199999999998" calcext:value-type="float">
            <text:p>12.2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table:number-columns-repeated="10"/>
          <table:table-cell table:formula="of:=AVERAGE([.E150:.AR150])" office:value-type="float" office:value="8.50475000000004" calcext:value-type="float">
            <text:p>8.50475</text:p>
          </table:table-cell>
          <table:table-cell table:formula="of:=STDEV([.E150:.AR150])" office:value-type="float" office:value="6.95990826181099" calcext:value-type="float">
            <text:p>6.9599082618</text:p>
          </table:table-cell>
          <table:table-cell table:style-name="ce2" table:number-columns-repeated="8"/>
          <table:table-cell table:style-name="ce2" table:formula="of:=AVERAGE([.E150:.BL150])" office:value-type="float" office:value="8.46796805385268" calcext:value-type="float">
            <text:p>8.4679680539</text:p>
          </table:table-cell>
          <table:table-cell table:style-name="ce2" table:formula="of:=STDEV([.E150:.BL150])" office:value-type="float" office:value="6.79221633286614" calcext:value-type="float">
            <text:p>6.792216332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.13999999999998" calcext:value-type="float">
            <text:p>3.14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4.60999999999995" calcext:value-type="float">
            <text:p>4.61</text:p>
          </table:table-cell>
          <table:table-cell table:style-name="ce2" office:value-type="float" office:value="9.60999999999984" calcext:value-type="float">
            <text:p>9.61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16.1499999999997" calcext:value-type="float">
            <text:p>16.15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10.6499999999998" calcext:value-type="float">
            <text:p>10.65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4.34999999999995" calcext:value-type="float">
            <text:p>4.35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41999999999993" calcext:value-type="float">
            <text:p>5.42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2.9400000000008" calcext:value-type="float">
            <text:p>22.94</text:p>
          </table:table-cell>
          <table:table-cell table:style-name="ce2" office:value-type="float" office:value="10.4199999999998" calcext:value-type="float">
            <text:p>10.42</text:p>
          </table:table-cell>
          <table:table-cell table:style-name="ce2" office:value-type="float" office:value="16.9599999999999" calcext:value-type="float">
            <text:p>16.96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8.48999999999986" calcext:value-type="float">
            <text:p>8.4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7.34999999999989" calcext:value-type="float">
            <text:p>7.35</text:p>
          </table:table-cell>
          <table:table-cell office:value-type="float" office:value="2.58999999999999" calcext:value-type="float">
            <text:p>2.59</text:p>
          </table:table-cell>
          <table:table-cell table:style-name="ce2" office:value-type="float" office:value="13.0299999999998" calcext:value-type="float">
            <text:p>13.03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16.7799999999998" calcext:value-type="float">
            <text:p>16.78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table:number-columns-repeated="10"/>
          <table:table-cell table:formula="of:=AVERAGE([.E151:.AR151])" office:value-type="float" office:value="6.65524999999997" calcext:value-type="float">
            <text:p>6.65525</text:p>
          </table:table-cell>
          <table:table-cell table:formula="of:=STDEV([.E151:.AR151])" office:value-type="float" office:value="5.54467357597392" calcext:value-type="float">
            <text:p>5.544673576</text:p>
          </table:table-cell>
          <table:table-cell table:style-name="ce2" table:number-columns-repeated="8"/>
          <table:table-cell table:style-name="ce2" table:formula="of:=AVERAGE([.E151:.BL151])" office:value-type="float" office:value="6.62880770418983" calcext:value-type="float">
            <text:p>6.6288077042</text:p>
          </table:table-cell>
          <table:table-cell table:style-name="ce2" table:formula="of:=STDEV([.E151:.BL151])" office:value-type="float" office:value="5.4104614367554" calcext:value-type="float">
            <text:p>5.410461436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6.43999999999991" calcext:value-type="float">
            <text:p>6.44</text:p>
          </table:table-cell>
          <table:table-cell office:value-type="float" office:value="17.2599999999999" calcext:value-type="float">
            <text:p>17.26</text:p>
          </table:table-cell>
          <table:table-cell office:value-type="float" office:value="9.73999999999984" calcext:value-type="float">
            <text:p>9.74</text:p>
          </table:table-cell>
          <table:table-cell table:style-name="ce2" office:value-type="float" office:value="16.9499999999999" calcext:value-type="float">
            <text:p>16.95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6.5999999999999" calcext:value-type="float">
            <text:p>6.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8.86999999999986" calcext:value-type="float">
            <text:p>8.87</text:p>
          </table:table-cell>
          <table:table-cell table:style-name="ce2" office:value-type="float" office:value="14.9199999999997" calcext:value-type="float">
            <text:p>14.9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15.9399999999997" calcext:value-type="float">
            <text:p>15.94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28.7800000000017" calcext:value-type="float">
            <text:p>28.78</text:p>
          </table:table-cell>
          <table:table-cell table:style-name="ce2" office:value-type="float" office:value="16.3999999999998" calcext:value-type="float">
            <text:p>16.4</text:p>
          </table:table-cell>
          <table:table-cell table:style-name="ce2" office:value-type="float" office:value="8.05999999999987" calcext:value-type="float">
            <text:p>8.06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3.49999999999997" calcext:value-type="float">
            <text:p>3.5</text:p>
          </table:table-cell>
          <table:table-cell table:style-name="ce2" office:value-type="float" office:value="7.67999999999988" calcext:value-type="float">
            <text:p>7.6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93999999999996" calcext:value-type="float">
            <text:p>3.94</text:p>
          </table:table-cell>
          <table:table-cell office:value-type="float" office:value="15.1499999999997" calcext:value-type="float">
            <text:p>15.15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table:number-columns-repeated="10"/>
          <table:table-cell table:formula="of:=AVERAGE([.E152:.AR152])" office:value-type="float" office:value="7.09624999999996" calcext:value-type="float">
            <text:p>7.09625</text:p>
          </table:table-cell>
          <table:table-cell table:formula="of:=STDEV([.E152:.AR152])" office:value-type="float" office:value="5.82381921013256" calcext:value-type="float">
            <text:p>5.8238192101</text:p>
          </table:table-cell>
          <table:table-cell table:style-name="ce2" table:number-columns-repeated="8"/>
          <table:table-cell table:style-name="ce2" table:formula="of:=AVERAGE([.E152:.BL152])" office:value-type="float" office:value="7.06595402881264" calcext:value-type="float">
            <text:p>7.0659540288</text:p>
          </table:table-cell>
          <table:table-cell table:style-name="ce2" table:formula="of:=STDEV([.E152:.BL152])" office:value-type="float" office:value="5.68339143875038" calcext:value-type="float">
            <text:p>5.683391438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7.70999999999988" calcext:value-type="float">
            <text:p>7.71</text:p>
          </table:table-cell>
          <table:table-cell office:value-type="float" office:value="15.9899999999997" calcext:value-type="float">
            <text:p>15.99</text:p>
          </table:table-cell>
          <table:table-cell office:value-type="float" office:value="11.0899999999998" calcext:value-type="float">
            <text:p>11.0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4.60999999999995" calcext:value-type="float">
            <text:p>4.61</text:p>
          </table:table-cell>
          <table:table-cell table:style-name="ce2" office:value-type="float" office:value="15.0099999999997" calcext:value-type="float">
            <text:p>15.01</text:p>
          </table:table-cell>
          <table:table-cell table:style-name="ce2" office:value-type="float" office:value="17.2199999999999" calcext:value-type="float">
            <text:p>17.22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3.22999999999997" calcext:value-type="float">
            <text:p>3.23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45999999999999" calcext:value-type="float">
            <text:p>2.46</text:p>
          </table:table-cell>
          <table:table-cell office:value-type="float" office:value="13.4699999999998" calcext:value-type="float">
            <text:p>13.47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18.3600000000001" calcext:value-type="float">
            <text:p>18.36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table:number-columns-repeated="10"/>
          <table:table-cell table:formula="of:=AVERAGE([.E153:.AR153])" office:value-type="float" office:value="6.15874999999993" calcext:value-type="float">
            <text:p>6.15875</text:p>
          </table:table-cell>
          <table:table-cell table:formula="of:=STDEV([.E153:.AR153])" office:value-type="float" office:value="4.58870697808966" calcext:value-type="float">
            <text:p>4.5887069781</text:p>
          </table:table-cell>
          <table:table-cell table:style-name="ce2" table:number-columns-repeated="8"/>
          <table:table-cell table:style-name="ce2" table:formula="of:=AVERAGE([.E153:.BL153])" office:value-type="float" office:value="6.12136802328778" calcext:value-type="float">
            <text:p>6.1213680233</text:p>
          </table:table-cell>
          <table:table-cell table:style-name="ce2" table:formula="of:=STDEV([.E153:.BL153])" office:value-type="float" office:value="4.48194040425477" calcext:value-type="float">
            <text:p>4.48194040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5.99999999999992" calcext:value-type="float">
            <text:p>6</text:p>
          </table:table-cell>
          <table:table-cell office:value-type="float" office:value="29.4200000000018" calcext:value-type="float">
            <text:p>29.42</text:p>
          </table:table-cell>
          <table:table-cell office:value-type="float" office:value="3.03999999999998" calcext:value-type="float">
            <text:p>3.04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7.87999999999988" calcext:value-type="float">
            <text:p>7.88</text:p>
          </table:table-cell>
          <table:table-cell table:style-name="ce2" office:value-type="float" office:value="7.66999999999988" calcext:value-type="float">
            <text:p>7.67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10.8699999999998" calcext:value-type="float">
            <text:p>10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9.41999999999984" calcext:value-type="float">
            <text:p>9.42</text:p>
          </table:table-cell>
          <table:table-cell table:style-name="ce2" office:value-type="float" office:value="9.39999999999984" calcext:value-type="float">
            <text:p>9.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8.79999999999986" calcext:value-type="float">
            <text:p>8.8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8.49999999999986" calcext:value-type="float">
            <text:p>8.5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13.0199999999998" calcext:value-type="float">
            <text:p>13.02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9.85999999999983" calcext:value-type="float">
            <text:p>9.86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table:number-columns-repeated="10"/>
          <table:table-cell table:formula="of:=AVERAGE([.E154:.AR154])" office:value-type="float" office:value="5.90624999999998" calcext:value-type="float">
            <text:p>5.90625</text:p>
          </table:table-cell>
          <table:table-cell table:formula="of:=STDEV([.E154:.AR154])" office:value-type="float" office:value="5.01110545534787" calcext:value-type="float">
            <text:p>5.0111054553</text:p>
          </table:table-cell>
          <table:table-cell table:style-name="ce2" table:number-columns-repeated="8"/>
          <table:table-cell table:style-name="ce2" table:formula="of:=AVERAGE([.E154:.BL154])" office:value-type="float" office:value="5.88493703465112" calcext:value-type="float">
            <text:p>5.8849370347</text:p>
          </table:table-cell>
          <table:table-cell table:style-name="ce2" table:formula="of:=STDEV([.E154:.BL154])" office:value-type="float" office:value="4.88930675686369" calcext:value-type="float">
            <text:p>4.889306756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8.89999999999986" calcext:value-type="float">
            <text:p>8.9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3.41999999999997" calcext:value-type="float">
            <text:p>3.42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6.9199999999999" calcext:value-type="float">
            <text:p>6.92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17.2899999999999" calcext:value-type="float">
            <text:p>17.29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8.43999999999986" calcext:value-type="float">
            <text:p>8.44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9.16999999999985" calcext:value-type="float">
            <text:p>9.17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8.69999999999986" calcext:value-type="float">
            <text:p>8.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32999999999999" calcext:value-type="float">
            <text:p>2.33</text:p>
          </table:table-cell>
          <table:table-cell table:style-name="ce2" office:value-type="float" office:value="9.79999999999984" calcext:value-type="float">
            <text:p>9.8</text:p>
          </table:table-cell>
          <table:table-cell office:value-type="float" office:value="1.95" calcext:value-type="float">
            <text:p>1.95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13.3399999999998" calcext:value-type="float">
            <text:p>13.34</text:p>
          </table:table-cell>
          <table:table-cell table:style-name="ce2" office:value-type="float" office:value="7.28999999999989" calcext:value-type="float">
            <text:p>7.29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table:number-columns-repeated="10"/>
          <table:table-cell table:formula="of:=AVERAGE([.E155:.AR155])" office:value-type="float" office:value="5.60024999999993" calcext:value-type="float">
            <text:p>5.60025</text:p>
          </table:table-cell>
          <table:table-cell table:formula="of:=STDEV([.E155:.AR155])" office:value-type="float" office:value="3.48119747117755" calcext:value-type="float">
            <text:p>3.4811974712</text:p>
          </table:table-cell>
          <table:table-cell table:style-name="ce2" table:number-columns-repeated="8"/>
          <table:table-cell table:style-name="ce2" table:formula="of:=AVERAGE([.E155:.BL155])" office:value-type="float" office:value="5.5497963683613" calcext:value-type="float">
            <text:p>5.5497963684</text:p>
          </table:table-cell>
          <table:table-cell table:style-name="ce2" table:formula="of:=STDEV([.E155:.BL155])" office:value-type="float" office:value="3.41093709756082" calcext:value-type="float">
            <text:p>3.410937097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97999999999998" calcext:value-type="float">
            <text:p>2.98</text:p>
          </table:table-cell>
          <table:table-cell office:value-type="float" office:value="2.08" calcext:value-type="float">
            <text:p>2.08</text:p>
          </table:table-cell>
          <table:table-cell office:value-type="float" office:value="7.32999999999989" calcext:value-type="float">
            <text:p>7.3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12.8999999999998" calcext:value-type="float">
            <text:p>12.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5.65999999999992" calcext:value-type="float">
            <text:p>5.66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7.0099999999999" calcext:value-type="float">
            <text:p>17.01</text:p>
          </table:table-cell>
          <table:table-cell table:style-name="ce2" office:value-type="float" office:value="11.5399999999998" calcext:value-type="float">
            <text:p>11.54</text:p>
          </table:table-cell>
          <table:table-cell table:style-name="ce2" office:value-type="float" office:value="10.1199999999998" calcext:value-type="float">
            <text:p>10.12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79999999999996" calcext:value-type="float">
            <text:p>3.8</text:p>
          </table:table-cell>
          <table:table-cell office:value-type="float" office:value="19.8400000000003" calcext:value-type="float">
            <text:p>19.84</text:p>
          </table:table-cell>
          <table:table-cell table:style-name="ce2" office:value-type="float" office:value="11.9999999999998" calcext:value-type="float">
            <text:p>12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10.0299999999998" calcext:value-type="float">
            <text:p>10.03</text:p>
          </table:table-cell>
          <table:table-cell table:style-name="ce2" office:value-type="float" office:value="8.55999999999986" calcext:value-type="float">
            <text:p>8.5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table:number-columns-repeated="10"/>
          <table:table-cell table:formula="of:=AVERAGE([.E156:.AR156])" office:value-type="float" office:value="6.71249999999992" calcext:value-type="float">
            <text:p>6.7125</text:p>
          </table:table-cell>
          <table:table-cell table:formula="of:=STDEV([.E156:.AR156])" office:value-type="float" office:value="4.3260610081405" calcext:value-type="float">
            <text:p>4.3260610081</text:p>
          </table:table-cell>
          <table:table-cell table:style-name="ce2" table:number-columns-repeated="8"/>
          <table:table-cell table:style-name="ce2" table:formula="of:=AVERAGE([.E156:.BL156])" office:value-type="float" office:value="6.65568002400327" calcext:value-type="float">
            <text:p>6.655680024</text:p>
          </table:table-cell>
          <table:table-cell table:style-name="ce2" table:formula="of:=STDEV([.E156:.BL156])" office:value-type="float" office:value="4.23526669663205" calcext:value-type="float">
            <text:p>4.235266696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2.92999999999998" calcext:value-type="float">
            <text:p>2.93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7.93999999999988" calcext:value-type="float">
            <text:p>7.94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11.8499999999998" calcext:value-type="float">
            <text:p>11.85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8.62999999999986" calcext:value-type="float">
            <text:p>8.63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3.75999999999996" calcext:value-type="float">
            <text:p>3.76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13.2499999999998" calcext:value-type="float">
            <text:p>13.25</text:p>
          </table:table-cell>
          <table:table-cell table:style-name="ce2" office:value-type="float" office:value="11.3099999999998" calcext:value-type="float">
            <text:p>11.31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4.32999999999995" calcext:value-type="float">
            <text:p>4.33</text:p>
          </table:table-cell>
          <table:table-cell office:value-type="float" office:value="3.47999999999997" calcext:value-type="float">
            <text:p>3.48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table:number-columns-repeated="10"/>
          <table:table-cell table:formula="of:=AVERAGE([.E157:.AR157])" office:value-type="float" office:value="4.87824999999994" calcext:value-type="float">
            <text:p>4.87825</text:p>
          </table:table-cell>
          <table:table-cell table:formula="of:=STDEV([.E157:.AR157])" office:value-type="float" office:value="3.00381969439078" calcext:value-type="float">
            <text:p>3.0038196944</text:p>
          </table:table-cell>
          <table:table-cell table:style-name="ce2" table:number-columns-repeated="8"/>
          <table:table-cell table:style-name="ce2" table:formula="of:=AVERAGE([.E157:.BL157])" office:value-type="float" office:value="4.83362070700925" calcext:value-type="float">
            <text:p>4.833620707</text:p>
          </table:table-cell>
          <table:table-cell table:style-name="ce2" table:formula="of:=STDEV([.E157:.BL157])" office:value-type="float" office:value="2.94388250350133" calcext:value-type="float">
            <text:p>2.943882503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12999999999996" calcext:value-type="float">
            <text:p>4.1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5.07999999999994" calcext:value-type="float">
            <text:p>5.0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9.08999999999985" calcext:value-type="float">
            <text:p>9.09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13.7699999999998" calcext:value-type="float">
            <text:p>13.77</text:p>
          </table:table-cell>
          <table:table-cell table:style-name="ce2" office:value-type="float" office:value="10.1499999999998" calcext:value-type="float">
            <text:p>10.15</text:p>
          </table:table-cell>
          <table:table-cell table:style-name="ce2" office:value-type="float" office:value="16.0299999999997" calcext:value-type="float">
            <text:p>16.0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.11" calcext:value-type="float">
            <text:p>2.11</text:p>
          </table:table-cell>
          <table:table-cell office:value-type="float" office:value="5.08999999999994" calcext:value-type="float">
            <text:p>5.09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table:number-columns-repeated="10"/>
          <table:table-cell table:formula="of:=AVERAGE([.E158:.AR158])" office:value-type="float" office:value="5.06599999999995" calcext:value-type="float">
            <text:p>5.066</text:p>
          </table:table-cell>
          <table:table-cell table:formula="of:=STDEV([.E158:.AR158])" office:value-type="float" office:value="3.69511860952544" calcext:value-type="float">
            <text:p>3.6951186095</text:p>
          </table:table-cell>
          <table:table-cell table:style-name="ce2" table:number-columns-repeated="8"/>
          <table:table-cell table:style-name="ce2" table:formula="of:=AVERAGE([.E158:.BL158])" office:value-type="float" office:value="5.03335996689341" calcext:value-type="float">
            <text:p>5.0333599669</text:p>
          </table:table-cell>
          <table:table-cell table:style-name="ce2" table:formula="of:=STDEV([.E158:.BL158])" office:value-type="float" office:value="3.61006969114801" calcext:value-type="float">
            <text:p>3.610069691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3.74999999999996" calcext:value-type="float">
            <text:p>3.75</text:p>
          </table:table-cell>
          <table:table-cell office:value-type="float" office:value="1.85" calcext:value-type="float">
            <text:p>1.85</text:p>
          </table:table-cell>
          <table:table-cell office:value-type="float" office:value="2.73999999999999" calcext:value-type="float">
            <text:p>2.74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.39999999999989" calcext:value-type="float">
            <text:p>7.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3.76999999999996" calcext:value-type="float">
            <text:p>3.77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7.13999999999989" calcext:value-type="float">
            <text:p>7.14</text:p>
          </table:table-cell>
          <table:table-cell table:style-name="ce2" office:value-type="float" office:value="7.04999999999989" calcext:value-type="float">
            <text:p>7.0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1.7399999999998" calcext:value-type="float">
            <text:p>11.74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6.32999999999991" calcext:value-type="float">
            <text:p>6.33</text:p>
          </table:table-cell>
          <table:table-cell office:value-type="float" office:value="4.16999999999996" calcext:value-type="float">
            <text:p>4.17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8.27999999999987" calcext:value-type="float">
            <text:p>8.2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table:number-columns-repeated="10"/>
          <table:table-cell table:formula="of:=AVERAGE([.E159:.AR159])" office:value-type="float" office:value="4.29824999999995" calcext:value-type="float">
            <text:p>4.29825</text:p>
          </table:table-cell>
          <table:table-cell table:formula="of:=STDEV([.E159:.AR159])" office:value-type="float" office:value="2.32703276177168" calcext:value-type="float">
            <text:p>2.3270327618</text:p>
          </table:table-cell>
          <table:table-cell table:style-name="ce2" table:number-columns-repeated="8"/>
          <table:table-cell table:style-name="ce2" table:formula="of:=AVERAGE([.E159:.BL159])" office:value-type="float" office:value="4.25131625623261" calcext:value-type="float">
            <text:p>4.2513162562</text:p>
          </table:table-cell>
          <table:table-cell table:style-name="ce2" table:formula="of:=STDEV([.E159:.BL159])" office:value-type="float" office:value="2.28985758581296" calcext:value-type="float">
            <text:p>2.289857585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4.61999999999995" calcext:value-type="float">
            <text:p>4.62</text:p>
          </table:table-cell>
          <table:table-cell office:value-type="float" office:value="2.14" calcext:value-type="float">
            <text:p>2.14</text:p>
          </table:table-cell>
          <table:table-cell office:value-type="float" office:value="2.95999999999998" calcext:value-type="float">
            <text:p>2.9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7.0199999999999" calcext:value-type="float">
            <text:p>7.02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4.47999999999995" calcext:value-type="float">
            <text:p>4.48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11.0299999999998" calcext:value-type="float">
            <text:p>11.0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3.93999999999996" calcext:value-type="float">
            <text:p>3.9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3.50999999999997" calcext:value-type="float">
            <text:p>3.5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52999999999995" calcext:value-type="float">
            <text:p>4.53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10.5499999999998" calcext:value-type="float">
            <text:p>10.55</text:p>
          </table:table-cell>
          <table:table-cell office:value-type="float" office:value="5.66999999999992" calcext:value-type="float">
            <text:p>5.67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table:number-columns-repeated="10"/>
          <table:table-cell table:formula="of:=AVERAGE([.E160:.AR160])" office:value-type="float" office:value="4.54999999999995" calcext:value-type="float">
            <text:p>4.55</text:p>
          </table:table-cell>
          <table:table-cell table:formula="of:=STDEV([.E160:.AR160])" office:value-type="float" office:value="2.41649141716467" calcext:value-type="float">
            <text:p>2.4164914172</text:p>
          </table:table-cell>
          <table:table-cell table:style-name="ce2" table:number-columns-repeated="8"/>
          <table:table-cell table:style-name="ce2" table:formula="of:=AVERAGE([.E160:.BL160])" office:value-type="float" office:value="4.49920217659911" calcext:value-type="float">
            <text:p>4.4992021766</text:p>
          </table:table-cell>
          <table:table-cell table:style-name="ce2" table:formula="of:=STDEV([.E160:.BL160])" office:value-type="float" office:value="2.37969705635395" calcext:value-type="float">
            <text:p>2.379697056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17999999999998" calcext:value-type="float">
            <text:p>3.18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05" calcext:value-type="float">
            <text:p>2.05</text:p>
          </table:table-cell>
          <table:table-cell table:style-name="ce2" office:value-type="float" office:value="2.33999999999999" calcext:value-type="float">
            <text:p>2.3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10.1099999999998" calcext:value-type="float">
            <text:p>10.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3.24999999999997" calcext:value-type="float">
            <text:p>3.2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69999999999996" calcext:value-type="float">
            <text:p>3.7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1.5199999999998" calcext:value-type="float">
            <text:p>11.52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2.14" calcext:value-type="float">
            <text:p>2.14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6.43999999999991" calcext:value-type="float">
            <text:p>6.44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table:number-columns-repeated="10"/>
          <table:table-cell table:formula="of:=AVERAGE([.E161:.AR161])" office:value-type="float" office:value="4.19324999999995" calcext:value-type="float">
            <text:p>4.19325</text:p>
          </table:table-cell>
          <table:table-cell table:formula="of:=STDEV([.E161:.AR161])" office:value-type="float" office:value="2.66792859964809" calcext:value-type="float">
            <text:p>2.6679285996</text:p>
          </table:table-cell>
          <table:table-cell table:style-name="ce2" table:number-columns-repeated="8"/>
          <table:table-cell table:style-name="ce2" table:formula="of:=AVERAGE([.E161:.BL161])" office:value-type="float" office:value="4.1569328238011" calcext:value-type="float">
            <text:p>4.1569328238</text:p>
          </table:table-cell>
          <table:table-cell table:style-name="ce2" table:formula="of:=STDEV([.E161:.BL161])" office:value-type="float" office:value="2.61266655442151" calcext:value-type="float">
            <text:p>2.612666554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5.64999999999992" calcext:value-type="float">
            <text:p>5.6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.22" calcext:value-type="float">
            <text:p>2.2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11.6599999999998" calcext:value-type="float">
            <text:p>11.6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6.8499999999999" calcext:value-type="float">
            <text:p>6.85</text:p>
          </table:table-cell>
          <table:table-cell table:style-name="ce2" office:value-type="float" office:value="4.81999999999994" calcext:value-type="float">
            <text:p>4.82</text:p>
          </table:table-cell>
          <table:table-cell table:style-name="ce2" office:value-type="float" office:value="2.89999999999998" calcext:value-type="float">
            <text:p>2.9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69999999999999" calcext:value-type="float">
            <text:p>2.7</text:p>
          </table:table-cell>
          <table:table-cell table:style-name="ce2" office:value-type="float" office:value="5.37999999999993" calcext:value-type="float">
            <text:p>5.38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20.6400000000004" calcext:value-type="float">
            <text:p>20.64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7.56999999999988" calcext:value-type="float">
            <text:p>7.5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98999999999998" calcext:value-type="float">
            <text:p>2.99</text:p>
          </table:table-cell>
          <table:table-cell office:value-type="float" office:value="5.05999999999994" calcext:value-type="float">
            <text:p>5.0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01999999999996" calcext:value-type="float">
            <text:p>4.02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2.93999999999998" calcext:value-type="float">
            <text:p>2.94</text:p>
          </table:table-cell>
          <table:table-cell table:style-name="ce2" table:number-columns-repeated="10"/>
          <table:table-cell table:formula="of:=AVERAGE([.E162:.AR162])" office:value-type="float" office:value="4.25474999999997" calcext:value-type="float">
            <text:p>4.25475</text:p>
          </table:table-cell>
          <table:table-cell table:formula="of:=STDEV([.E162:.AR162])" office:value-type="float" office:value="3.31985710806187" calcext:value-type="float">
            <text:p>3.3198571081</text:p>
          </table:table-cell>
          <table:table-cell table:style-name="ce2" table:number-columns-repeated="8"/>
          <table:table-cell table:style-name="ce2" table:formula="of:=AVERAGE([.E162:.BL162])" office:value-type="float" office:value="4.23249064543002" calcext:value-type="float">
            <text:p>4.2324906454</text:p>
          </table:table-cell>
          <table:table-cell table:style-name="ce2" table:formula="of:=STDEV([.E162:.BL162])" office:value-type="float" office:value="3.24108462764956" calcext:value-type="float">
            <text:p>3.2410846276</text:p>
          </table:table-cell>
          <table:table-cell table:style-name="ce2" table:number-columns-repeated="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0/00/0000</text:date>, <text:time style:data-style-name="N2" text:time-value="12:18:36.15427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2:22:12.355638586</dc:date>
    <meta:editing-duration>P1DT19H51M53S</meta:editing-duration>
    <meta:editing-cycles>52</meta:editing-cycles>
    <meta:generator>LibreOffice/5.1.6.2$Linux_X86_64 LibreOffice_project/10m0$Build-2</meta:generator>
    <meta:document-statistic meta:table-count="1" meta:cell-count="23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36cm" svg:y="4.201cm" style:legend-expansion="high" chart:style-name="ch2"/>
        <chart:plot-area chart:style-name="ch3" chart:data-source-has-labels="both" svg:x="0.32cm" svg:y="0.18cm" svg:width="12.296cm" svg:height="8.64cm">
          <chartooo:coordinate-region svg:x="0.756cm" svg:y="0.379cm" svg:width="11.489cm" svg:height="7.794cm"/>
          <chart:axis chart:dimension="x" chart:name="primary-x" chart:style-name="ch4" chartooo:axis-type="text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trial_times_NO_REPLAY_ALL.BC3:trial_times_NO_REPLAY_ALL.BC23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BC4:trial_times_NO_REPLAY_ALL.BC23" chart:label-cell-address="trial_times_NO_REPLAY_ALL.BC3:trial_times_NO_REPLAY_ALL.BC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BC3:trial_times_NO_REPLAY_ALL.B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1032000000004">
                <text:p>24.1032000000004</text:p>
                <draw:g>
                  <svg:desc>trial_times_NO_REPLAY_ALL.BC4:trial_times_NO_REPLAY_ALL.B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194">
                <text:p>14.1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72000000001">
                <text:p>10.0072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8619999999995">
                <text:p>8.4861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7379999999992">
                <text:p>5.87379999999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3139999999992">
                <text:p>6.5313999999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8519999999999">
                <text:p>6.3851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8139999999992">
                <text:p>5.7813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471999999999">
                <text:p>5.4471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639999999994">
                <text:p>4.756399999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8759999999995">
                <text:p>4.5875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8019999999996">
                <text:p>4.4801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5899999999995">
                <text:p>4.7589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2959999999994">
                <text:p>5.22959999999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6239999999995">
                <text:p>4.362399999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7619999999994">
                <text:p>4.6761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739999999996">
                <text:p>4.2273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5439999999997">
                <text:p>4.15439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1959999999995">
                <text:p>4.1195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2539999999998">
                <text:p>5.1253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412cm" svg:y="4.201cm" style:legend-expansion="high" chart:style-name="ch2"/>
        <chart:plot-area chart:style-name="ch3" chart:data-source-has-labels="both" svg:x="0.32cm" svg:y="0.18cm" svg:width="12.772cm" svg:height="8.64cm">
          <chartooo:coordinate-region svg:x="0.756cm" svg:y="0.379cm" svg:width="11.965cm" svg:height="7.794cm"/>
          <chart:axis chart:dimension="x" chart:name="primary-x" chart:style-name="ch4" chartooo:axis-type="text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025">
                <text:p>14.5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9725">
                <text:p>16.5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675">
                <text:p>11.77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1024999999991">
                <text:p>7.7102499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049999999998">
                <text:p>7.8504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8974999999999">
                <text:p>7.5897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349999999994">
                <text:p>5.6234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0684210526319">
                <text:p>6.50684210526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099999999996">
                <text:p>5.380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7224999999995">
                <text:p>4.57224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7749999999995">
                <text:p>4.9774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399999999998">
                <text:p>5.073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717948717946">
                <text:p>4.07717948717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049999999997">
                <text:p>3.5504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74999999996">
                <text:p>4.06074999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574999999996">
                <text:p>4.57574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8236842105257">
                <text:p>4.88236842105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8124999999997">
                <text:p>3.88124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5074999999996">
                <text:p>4.35074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9974999999998">
                <text:p>4.29974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